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1pt"/>
    </style:style>
    <style:style style:name="co2" style:family="table-column">
      <style:table-column-properties fo:break-before="auto" style:column-width="128.49pt"/>
    </style:style>
    <style:style style:name="co3" style:family="table-column">
      <style:table-column-properties fo:break-before="auto" style:column-width="115.51pt"/>
    </style:style>
    <style:style style:name="co4" style:family="table-column">
      <style:table-column-properties fo:break-before="auto" style:column-width="365.36pt"/>
    </style:style>
    <style:style style:name="co5" style:family="table-column">
      <style:table-column-properties fo:break-before="auto" style:column-width="56.49pt"/>
    </style:style>
    <style:style style:name="co6" style:family="table-column">
      <style:table-column-properties fo:break-before="auto" style:column-width="46.91pt"/>
    </style:style>
    <style:style style:name="co7" style:family="table-column">
      <style:table-column-properties fo:break-before="auto" style:column-width="55.56pt"/>
    </style:style>
    <style:style style:name="co8" style:family="table-column">
      <style:table-column-properties fo:break-before="auto" style:column-width="219.8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42.75pt" fo:break-before="auto" style:use-optimal-row-height="true"/>
    </style:style>
    <style:style style:name="ro3" style:family="table-row">
      <style:table-row-properties style:row-height="28.49pt" fo:break-before="auto" style:use-optimal-row-height="true"/>
    </style:style>
    <style:style style:name="ro4" style:family="table-row">
      <style:table-row-properties style:row-height="57pt" fo:break-before="auto" style:use-optimal-row-height="true"/>
    </style:style>
    <style:style style:name="ro5" style:family="table-row">
      <style:table-row-properties style:row-height="71.26pt" fo:break-before="auto" style:use-optimal-row-height="true"/>
    </style:style>
    <style:style style:name="ta1" style:family="table" style:master-page-name="PageStyle_5f_Input_20_Templates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0.5pt" fo:font-style="normal" fo:text-shadow="none" style:text-underline-style="none" fo:font-weight="normal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0.5pt" fo:font-style="normal" fo:text-shadow="none" style:text-underline-style="none" fo:font-weight="normal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start" css3t:text-justify="auto" fo:margin-left="0pt" style:writing-mode="page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loext:vertical-justify="auto"/>
      <style:paragraph-properties fo:text-align="start" css3t:text-justify="auto" fo:margin-left="0pt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whole-number() and cell-content-is-between(0,1)" table:allow-empty-cell="true" table:base-cell-address="'Input Templates'.E2">
          <table:help-message table:display="true"/>
          <table:error-message table:message-type="stop" table:display="true"/>
        </table:content-validation>
      </table:content-validations>
      <table:table table:name="Input Template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8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6" table:default-cell-style-name="ce6"/>
        <table:table-column table:style-name="co8" table:default-cell-style-name="ce8"/>
        <table:table-column table:style-name="co6" table:number-columns-repeated="1015" table:default-cell-style-name="Default"/>
        <table:table-row table:style-name="ro1">
          <table:table-cell table:style-name="ce2" office:value-type="string" calcext:value-type="string">
            <text:p>FILE NUMBER</text:p>
          </table:table-cell>
          <table:table-cell table:style-name="ce2" office:value-type="string" calcext:value-type="string">
            <text:p>TEMPLATE NAME</text:p>
          </table:table-cell>
          <table:table-cell table:style-name="ce2" office:value-type="string" calcext:value-type="string">
            <text:p>GLOBAL REFERENCE</text:p>
          </table:table-cell>
          <table:table-cell table:style-name="ce7" table:formula="of:=['file:///C:/Users/alex.bravo/Documents/FileMan%2023/Technical%20Assesment%20Reports/files%2007162015.xlsx'#$'Input Template'.$C$1]" office:value-type="string" office:string-value="CODE STRING" calcext:value-type="string">
            <text:p>CODE STRING</text:p>
          </table:table-cell>
          <table:table-cell table:style-name="ce9" office:value-type="string" calcext:value-type="string">
            <text:p>Valid</text:p>
          </table:table-cell>
          <table:table-cell table:style-name="ce9" office:value-type="string" calcext:value-type="string">
            <text:p>Set</text:p>
          </table:table-cell>
          <table:table-cell table:style-name="ce9" office:value-type="string" calcext:value-type="string">
            <text:p>Read</text:p>
          </table:table-cell>
          <table:table-cell table:style-name="ce9" office:value-type="string" calcext:value-type="string">
            <text:p>Kill</text:p>
          </table:table-cell>
          <table:table-cell table:style-name="ce10" office:value-type="string" calcext:value-type="string">
            <text:p>Comments</text:p>
          </table:table-cell>
          <table:table-cell table:style-name="ce11" table:number-columns-repeated="1015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PSSCOMMON</text:p>
          </table:table-cell>
          <table:table-cell table:style-name="ce3" office:value-type="string" calcext:value-type="string">
            <text:p>^PS(59.7,</text:p>
          </table:table-cell>
          <table:table-cell table:style-name="ce3" office:value-type="string" calcext:value-type="string">
            <text:p>S PSONEWW=$S($P($G(^PS(59.7,1,10)),"^",9)="N":1,1:0) W !!,"WARNING LABEL SOURCE is "_$S(PSONEWW:"'NEW'.",1:"not 'NEW'.")</text:p>
          </table:table-cell>
          <table:table-cell table:content-validation-name="val1" table:number-columns-repeated="4"/>
          <table:table-cell table:style-name="Default"/>
          <table:table-cell table:number-columns-repeated="1015"/>
        </table:table-row>
        <table:table-row table:style-name="ro3">
          <table:table-cell table:style-name="ce3" office:value-type="float" office:value="50.073" calcext:value-type="float">
            <text:p>50.073</text:p>
          </table:table-cell>
          <table:table-cell table:style-name="ce3" office:value-type="string" calcext:value-type="string">
            <text:p>PSOD DUE BUILD QUESTIONNAIRE</text:p>
          </table:table-cell>
          <table:table-cell table:style-name="ce3" office:value-type="string" calcext:value-type="string">
            <text:p>^PS(50.073,</text:p>
          </table:table-cell>
          <table:table-cell table:style-name="ce3" office:value-type="string" calcext:value-type="string">
            <text:p>S PSLOCK=+$P(@("^PS(50.073,"_DA(1)_",0)"),U,4)</text:p>
          </table:table-cell>
          <table:table-cell table:content-validation-name="val1" table:number-columns-repeated="4"/>
          <table:table-cell table:style-name="Default"/>
          <table:table-cell table:number-columns-repeated="1015"/>
        </table:table-row>
        <table:table-row table:style-name="ro3">
          <table:table-cell table:style-name="ce3" office:value-type="float" office:value="50.073" calcext:value-type="float">
            <text:p>50.073</text:p>
          </table:table-cell>
          <table:table-cell table:style-name="ce3" office:value-type="string" calcext:value-type="string">
            <text:p>PSOD DUE BUILD QUESTIONNAIRE</text:p>
          </table:table-cell>
          <table:table-cell table:style-name="ce3" office:value-type="string" calcext:value-type="string">
            <text:p>^PS(50.0732,</text:p>
          </table:table-cell>
          <table:table-cell table:style-name="ce3" office:value-type="string" calcext:value-type="string">
            <text:p>S PSQUEST=$P(^PS(50.0732,$P(@(DIE_DA_",0)"),U,2),0),U)</text:p>
          </table:table-cell>
          <table:table-cell table:content-validation-name="val1" table:number-columns-repeated="4"/>
          <table:table-cell table:style-name="Default"/>
          <table:table-cell table:number-columns-repeated="1015"/>
        </table:table-row>
        <table:table-row table:style-name="ro3">
          <table:table-cell table:style-name="ce3" office:value-type="float" office:value="50.073" calcext:value-type="float">
            <text:p>50.073</text:p>
          </table:table-cell>
          <table:table-cell table:style-name="ce3" office:value-type="string" calcext:value-type="string">
            <text:p>PSOD DUE BUILD QUESTIONNAIRE</text:p>
          </table:table-cell>
          <table:table-cell table:style-name="ce3" office:value-type="string" calcext:value-type="string">
            <text:p>^PS(50.0732,</text:p>
          </table:table-cell>
          <table:table-cell table:style-name="ce3" office:value-type="string" calcext:value-type="string">
            <text:p>S PSQTYP=$P(^PS(50.0732,$P(@(DIE_DA_",0)"),U,2),0),U,2)</text:p>
          </table:table-cell>
          <table:table-cell table:content-validation-name="val1"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3" office:value-type="float" office:value="51.1" calcext:value-type="float">
            <text:p>51.1</text:p>
          </table:table-cell>
          <table:table-cell table:style-name="ce3" office:value-type="string" calcext:value-type="string">
            <text:p>PSSJ SCHEDULE EDIT</text:p>
          </table:table-cell>
          <table:table-cell table:style-name="ce3"/>
          <table:table-cell table:style-name="ce3" office:value-type="string" calcext:value-type="string">
            <text:p>S ZPSJS=$$GET1^DIQ(51.1,DA,5,"I")</text:p>
          </table:table-cell>
          <table:table-cell table:content-validation-name="val1" table:number-columns-repeated="4"/>
          <table:table-cell table:style-name="ce5" office:value-type="string" calcext:value-type="string">
            <text:p>Using FileMan API</text:p>
          </table:table-cell>
          <table:table-cell table:number-columns-repeated="1015"/>
        </table:table-row>
        <table:table-row table:style-name="ro1">
          <table:table-cell table:style-name="ce3" office:value-type="float" office:value="51.1" calcext:value-type="float">
            <text:p>51.1</text:p>
          </table:table-cell>
          <table:table-cell table:style-name="ce3" office:value-type="string" calcext:value-type="string">
            <text:p>PSSJ SCHEDULE EDIT</text:p>
          </table:table-cell>
          <table:table-cell table:style-name="ce3"/>
          <table:table-cell table:style-name="ce3" office:value-type="string" calcext:value-type="string">
            <text:p>S ZZZ=$$GET1^DIQ(51.1,DA,2,"I")</text:p>
          </table:table-cell>
          <table:table-cell table:content-validation-name="val1" table:number-columns-repeated="4"/>
          <table:table-cell table:style-name="ce5" office:value-type="string" calcext:value-type="string">
            <text:p>Using FileMan API</text:p>
          </table:table-cell>
          <table:table-cell table:number-columns-repeated="1015"/>
        </table:table-row>
        <table:table-row table:style-name="ro1">
          <table:table-cell table:style-name="ce3" office:value-type="float" office:value="51.1" calcext:value-type="float">
            <text:p>51.1</text:p>
          </table:table-cell>
          <table:table-cell table:style-name="ce3" office:value-type="string" calcext:value-type="string">
            <text:p>PSSJ SCHEDULE EDIT</text:p>
          </table:table-cell>
          <table:table-cell table:style-name="ce3"/>
          <table:table-cell table:style-name="ce3" office:value-type="string" calcext:value-type="string">
            <text:p>S PSJS=$$NSO^PSGS0($G(PSSFRQ)),OFLG=0</text:p>
          </table:table-cell>
          <table:table-cell table:content-validation-name="val1" table:number-columns-repeated="4"/>
          <table:table-cell table:style-name="ce5" office:value-type="string" calcext:value-type="string">
            <text:p>Adds minute, hour or day to a value</text:p>
          </table:table-cell>
          <table:table-cell table:number-columns-repeated="1015"/>
        </table:table-row>
        <table:table-row table:style-name="ro4">
          <table:table-cell table:style-name="ce3" office:value-type="float" office:value="53.45" calcext:value-type="float">
            <text:p>53.45</text:p>
          </table:table-cell>
          <table:table-cell table:style-name="ce3" office:value-type="string" calcext:value-type="string">
            <text:p>PSJ IUP SUPER EDIT</text:p>
          </table:table-cell>
          <table:table-cell table:style-name="ce3"/>
          <table:table-cell table:style-name="ce3" office:value-type="string" calcext:value-type="string">
            <text:p>S PSJ=+$G(^PS(53.45,DA,0)) S:PSJ PSJ=$S($D(^XUSEC("PSJ RPHARM",PSJ)):3,$D(^XUSEC("PSJ RNURSE",PSJ)):1,$D(^XUSEC("PSJ PHARM TECH",PSJ)):2,1:0) S:"13"[PSJ Y=$S(PSJ=1:.02,1:.09)</text:p>
          </table:table-cell>
          <table:table-cell table:content-validation-name="val1" table:number-columns-repeated="4"/>
          <table:table-cell table:style-name="ce5" office:value-type="string" calcext:value-type="string">
            <text:p>Can use XUSRB API instead of direct global reference</text:p>
          </table:table-cell>
          <table:table-cell table:number-columns-repeated="1015"/>
        </table:table-row>
        <table:table-row table:style-name="ro1">
          <table:table-cell table:style-name="ce4" office:value-type="float" office:value="58.2" calcext:value-type="float">
            <text:p>58.2</text:p>
          </table:table-cell>
          <table:table-cell table:style-name="ce4" office:value-type="string" calcext:value-type="string">
            <text:p>PSGW WARD INVENTORY</text:p>
          </table:table-cell>
          <table:table-cell table:style-name="ce4" office:value-type="string" calcext:value-type="string">
            <text:p>^PSI(58.2,</text:p>
          </table:table-cell>
          <table:table-cell table:style-name="ce4" office:value-type="string" calcext:value-type="string">
            <text:p>S PSGWSK=$O(^PSI(58.2,DA,1,"D",PSGWSK))</text:p>
          </table:table-cell>
          <table:table-cell table:content-validation-name="val1"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3" office:value-type="float" office:value="58.2" calcext:value-type="float">
            <text:p>58.2</text:p>
          </table:table-cell>
          <table:table-cell table:style-name="ce3" office:value-type="string" calcext:value-type="string">
            <text:p>PSD INV GROUP</text:p>
          </table:table-cell>
          <table:table-cell table:style-name="ce3" office:value-type="string" calcext:value-type="string">
            <text:p>^PSI(58.2,</text:p>
          </table:table-cell>
          <table:table-cell table:style-name="ce3" office:value-type="string" calcext:value-type="string">
            <text:p>S PSDSK=$O(^PSI(58.2,DA,3,"D",PSDSK))</text:p>
          </table:table-cell>
          <table:table-cell table:content-validation-name="val1" table:number-columns-repeated="4"/>
          <table:table-cell table:style-name="Default"/>
          <table:table-cell table:number-columns-repeated="1015"/>
        </table:table-row>
        <table:table-row table:style-name="ro5">
          <table:table-cell table:style-name="ce3" office:value-type="float" office:value="58.8" calcext:value-type="float">
            <text:p>58.8</text:p>
          </table:table-cell>
          <table:table-cell table:style-name="ce3" office:value-type="string" calcext:value-type="string">
            <text:p>PSAENT</text:p>
          </table:table-cell>
          <table:table-cell table:style-name="ce3" office:value-type="string" calcext:value-type="string">
            <text:p>^PSD(58.8,</text:p>
          </table:table-cell>
          <table:table-cell table:style-name="ce3" office:value-type="string" calcext:value-type="string">
            <text:p>N PSAMG S PSAMG=$P($G(^PSD(58.8,D0,4,D1,0)),U,3) Q:PSAMG']"" <text:s/>W:'$O(^XMB(3.8,"B",PSAMG,0)) $C(7),!!,"The ",PSAMG," mail group has not been created!",!!,"Messages can't be sent until creation.",!!</text:p>
          </table:table-cell>
          <table:table-cell table:content-validation-name="val1" table:number-columns-repeated="4"/>
          <table:table-cell table:style-name="Default"/>
          <table:table-cell table:number-columns-repeated="1015"/>
        </table:table-row>
        <table:table-row table:style-name="ro5">
          <table:table-cell table:style-name="ce3" office:value-type="float" office:value="58.8" calcext:value-type="float">
            <text:p>58.8</text:p>
          </table:table-cell>
          <table:table-cell table:style-name="ce3" office:value-type="string" calcext:value-type="string">
            <text:p>PSAGIP</text:p>
          </table:table-cell>
          <table:table-cell table:style-name="ce3" office:value-type="string" calcext:value-type="string">
            <text:p>^PSD(58.8,</text:p>
          </table:table-cell>
          <table:table-cell table:style-name="ce3" office:value-type="string" calcext:value-type="string">
            <text:p>N PSAMG S PSAMG=$P($G(^PSD(58.8,D0,4,D1,0)),U,3) Q:PSAMG']"" <text:s/>W:'$O(^XMB(3.8,"B",PSAMG,0)) $C(7),!!,"The ",PSAMG," mail group has not been created!",!!,"Messages can't be sent until creation.",!!</text:p>
          </table:table-cell>
          <table:table-cell table:content-validation-name="val1"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3" office:value-type="float" office:value="59.3" calcext:value-type="float">
            <text:p>59.3</text:p>
          </table:table-cell>
          <table:table-cell table:style-name="ce3" office:value-type="string" calcext:value-type="string">
            <text:p>PSO DISPLAY EDIT</text:p>
          </table:table-cell>
          <table:table-cell table:style-name="ce3" office:value-type="string" calcext:value-type="string">
            <text:p>^PS(59.3,</text:p>
          </table:table-cell>
          <table:table-cell table:style-name="ce3" office:value-type="string" calcext:value-type="string">
            <text:p>S PDP=$P(^(0),"^",2)</text:p>
          </table:table-cell>
          <table:table-cell table:content-validation-name="val1" table:number-columns-repeated="4"/>
          <table:table-cell table:style-name="ce5" office:value-type="string" calcext:value-type="string">
            <text:p>Naked Reference</text:p>
          </table:table-cell>
          <table:table-cell table:number-columns-repeated="1015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 C&amp;S</text:p>
          </table:table-cell>
          <table:table-cell table:style-name="ce3" office:value-type="string" calcext:value-type="string">
            <text:p>^LAB(61.2,</text:p>
          </table:table-cell>
          <table:table-cell table:style-name="ce3" office:value-type="string" calcext:value-type="string">
            <text:p>S LRBUG=$P(^LAB(61.2,X,0),U,3)</text:p>
          </table:table-cell>
          <table:table-cell table:content-validation-name="val1"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PEDIT</text:p>
          </table:table-cell>
          <table:table-cell table:style-name="ce3" office:value-type="string" calcext:value-type="string">
            <text:p>^DD(63,.05,</text:p>
          </table:table-cell>
          <table:table-cell table:style-name="ce3" office:value-type="string" calcext:value-type="string">
            <text:p>I X'=LRABO S O=LRABO,Z="63,.05" D EN^LRUD</text:p>
          </table:table-cell>
          <table:table-cell table:content-validation-name="val1"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PEDIT</text:p>
          </table:table-cell>
          <table:table-cell table:style-name="ce3" office:value-type="string" calcext:value-type="string">
            <text:p>^DD(63,.06,</text:p>
          </table:table-cell>
          <table:table-cell table:style-name="ce3" office:value-type="string" calcext:value-type="string">
            <text:p>I X'=LRRH S O=LRRH,Z="63,.06" D EN^LRUD</text:p>
          </table:table-cell>
          <table:table-cell table:content-validation-name="val1" table:number-columns-repeated="4"/>
          <table:table-cell table:style-name="Default"/>
          <table:table-cell table:number-columns-repeated="1015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PABRH</text:p>
          </table:table-cell>
          <table:table-cell table:style-name="ce3"/>
          <table:table-cell table:style-name="ce3" office:value-type="string" calcext:value-type="string">
            <text:p>S LRM=$G(^LR(DA(1),"BB",DA,10)),LRM(2)=$P(LRM,U,2),LRM(0)=$P(LRM,U)</text:p>
          </table:table-cell>
          <table:table-cell table:content-validation-name="val1" table:number-columns-repeated="4"/>
          <table:table-cell table:style-name="ce5" office:value-type="string" calcext:value-type="string">
            <text:p>ABO INTERPRETATION and ABO TYPING TECH</text:p>
          </table:table-cell>
          <table:table-cell table:number-columns-repeated="1015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PABRH</text:p>
          </table:table-cell>
          <table:table-cell table:style-name="ce3"/>
          <table:table-cell table:style-name="ce3" office:value-type="string" calcext:value-type="string">
            <text:p>I LRABO]"",LRM'=LRABO W $C(7),!,LRM," not the ABO group on record" S O=LRM(0),Z="63.01,10" D A^LRUD W ! I LR("YN")=2 S $P(^LR(DA(1),"BB",DA,10),U)=LRM(0),Y="@10"</text:p>
          </table:table-cell>
          <table:table-cell table:content-validation-name="val1" table:number-columns-repeated="4"/>
          <table:table-cell table:style-name="ce5" office:value-type="string" calcext:value-type="string">
            <text:p>ABO TYPING TECH</text:p>
          </table:table-cell>
          <table:table-cell table:number-columns-repeated="1015"/>
        </table:table-row>
        <table:table-row table:style-name="ro4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PABRH</text:p>
          </table:table-cell>
          <table:table-cell table:style-name="ce3"/>
          <table:table-cell table:style-name="ce3" office:value-type="string" calcext:value-type="string">
            <text:p>I LRM(0)]"",LRM(0)'=LRM W $C(7),!,LRM," not the ABO group of present specimen" S O=LRM(0),Z="63.01,10" D A^LRUD W ! I LR("YN")=2 S $P(^LR(DA(1),"BB",DA,10),U)=LRM(0),Y="@10"</text:p>
          </table:table-cell>
          <table:table-cell table:content-validation-name="val1"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PABRH</text:p>
          </table:table-cell>
          <table:table-cell table:style-name="ce3"/>
          <table:table-cell table:style-name="ce3" office:value-type="string" calcext:value-type="string">
            <text:p>I LRABO="",LRM]"",LRM'="ND" S $P(^LR(DA(1),0),U,5)=LRM</text:p>
          </table:table-cell>
          <table:table-cell table:content-validation-name="val1" table:number-columns-repeated="4"/>
          <table:table-cell table:style-name="ce5" office:value-type="string" calcext:value-type="string">
            <text:p>ABO GROUP</text:p>
          </table:table-cell>
          <table:table-cell table:number-columns-repeated="1015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PABRH</text:p>
          </table:table-cell>
          <table:table-cell table:style-name="ce3"/>
          <table:table-cell table:style-name="ce3" office:value-type="string" calcext:value-type="string">
            <text:p>I LRM(2)]"",LRM(2)'=X S O=LRM(2),Z="63.01,10.2" D EN^LRUD</text:p>
          </table:table-cell>
          <table:table-cell table:content-validation-name="val1" table:number-columns-repeated="4"/>
          <table:table-cell table:style-name="ce5" office:value-type="string" calcext:value-type="string">
            <text:p>ABO TYPING TECH</text:p>
          </table:table-cell>
          <table:table-cell table:number-columns-repeated="1015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PABRH</text:p>
          </table:table-cell>
          <table:table-cell table:style-name="ce3"/>
          <table:table-cell table:style-name="ce3" office:value-type="string" calcext:value-type="string">
            <text:p>S LRM=$G(^LR(DA(1),"BB",DA,11)),LRM(2)=$P(LRM,U,2),LRM(0)=$P(LRM,U)</text:p>
          </table:table-cell>
          <table:table-cell table:content-validation-name="val1" table:number-columns-repeated="4"/>
          <table:table-cell table:style-name="Default"/>
          <table:table-cell table:number-columns-repeated="1015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PABRH</text:p>
          </table:table-cell>
          <table:table-cell table:style-name="ce3"/>
          <table:table-cell table:style-name="ce3" office:value-type="string" calcext:value-type="string">
            <text:p>I LRRH]"",LRM'=LRRH W $C(7),!,LRM," not the Rh type on record" S O=LRM(0),Z="63.01,11" D A^LRUD W ! I LR("YN")=2 S $P(^LR(DA(1),"BB",DA,11),U)=LRM(0),Y="@11"</text:p>
          </table:table-cell>
          <table:table-cell table:content-validation-name="val1" table:number-columns-repeated="4"/>
          <table:table-cell table:style-name="Default"/>
          <table:table-cell table:number-columns-repeated="1015"/>
        </table:table-row>
        <table:table-row table:style-name="ro4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PABRH</text:p>
          </table:table-cell>
          <table:table-cell table:style-name="ce3"/>
          <table:table-cell table:style-name="ce3" office:value-type="string" calcext:value-type="string">
            <text:p>I LRM(0)]"",LRM(0)'=LRM W $C(7),!,LRM," not the Rh type on present specimen" S O=LRM(0),Z="63.01,11" D A^LRUD W ! I LR("YN")=2 S $P(^LR(DA(1),"BB",DA,11),U)=LRM(0),Y="@11"</text:p>
          </table:table-cell>
          <table:table-cell table:content-validation-name="val1"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PABRH</text:p>
          </table:table-cell>
          <table:table-cell table:style-name="ce3"/>
          <table:table-cell table:style-name="ce3" office:value-type="string" calcext:value-type="string">
            <text:p>I LRRH="",LRM]"",LRM'="ND" S $P(^LR(DA(1),0),U,6)=LRM</text:p>
          </table:table-cell>
          <table:table-cell table:content-validation-name="val1" table:number-columns-repeated="4"/>
          <table:table-cell table:style-name="Default"/>
          <table:table-cell table:number-columns-repeated="1015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PABRH</text:p>
          </table:table-cell>
          <table:table-cell table:style-name="ce3"/>
          <table:table-cell table:style-name="ce3" office:value-type="string" calcext:value-type="string">
            <text:p>I LRM(2)]"",LRM(2)'=X S O=LRM(2),Z="63.01,11.2" D EN^LRUD</text:p>
          </table:table-cell>
          <table:table-cell table:content-validation-name="val1" table:number-columns-repeated="4"/>
          <table:table-cell table:style-name="Default"/>
          <table:table-cell table:number-columns-repeated="1015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POLD</text:p>
          </table:table-cell>
          <table:table-cell table:style-name="ce3"/>
          <table:table-cell table:style-name="ce3" office:value-type="string" calcext:value-type="string">
            <text:p>S LR=DA F W=0:0 S W=$O(^LR(LR,1.7,W)) Q:W&lt;1 <text:s/>S W(1.7,W)=63.075</text:p>
          </table:table-cell>
          <table:table-cell table:content-validation-name="val1" table:number-columns-repeated="4"/>
          <table:table-cell table:style-name="ce5" office:value-type="string" calcext:value-type="string">
            <text:p>ANTIBODIES IDENTIFIED</text:p>
          </table:table-cell>
          <table:table-cell table:number-columns-repeated="1015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POLD</text:p>
          </table:table-cell>
          <table:table-cell table:style-name="ce3"/>
          <table:table-cell table:style-name="ce3" office:value-type="string" calcext:value-type="string">
            <text:p>F I=0:0 S I=$O(^LR(LR,1.7,I)) Q:I&lt;1 <text:s/>S LRBLAI=1 W !,?3,"ANTIBODIES IDENTIFIED: "_$P(^LAB(61.3,I,0),"^")_" <text:s text:c="6"/>SNOMED CODE: "_$P(^LAB(61.3,I,0),"^",2)</text:p>
          </table:table-cell>
          <table:table-cell table:content-validation-name="val1"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POLD</text:p>
          </table:table-cell>
          <table:table-cell table:style-name="ce3"/>
          <table:table-cell table:style-name="ce3" office:value-type="string" calcext:value-type="string">
            <text:p>F W=0:0 S W=$O(^LR(LR,1,W)) Q:W&lt;1 <text:s/>S W(1,W)=63.13</text:p>
          </table:table-cell>
          <table:table-cell table:content-validation-name="val1" table:number-columns-repeated="4"/>
          <table:table-cell table:style-name="ce5" office:value-type="string" calcext:value-type="string">
            <text:p>RBC ANTIGENS PRESENT(other)</text:p>
          </table:table-cell>
          <table:table-cell table:number-columns-repeated="1015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POLD</text:p>
          </table:table-cell>
          <table:table-cell table:style-name="ce3"/>
          <table:table-cell table:style-name="ce3" office:value-type="string" calcext:value-type="string">
            <text:p>F W=0:0 S W=$O(^LR(LR,1.5,W)) Q:W&lt;1 <text:s/>S W(1.5,W)=63.016</text:p>
          </table:table-cell>
          <table:table-cell table:content-validation-name="val1" table:number-columns-repeated="4"/>
          <table:table-cell table:style-name="ce5" office:value-type="string" calcext:value-type="string">
            <text:p>RBC ANTIGENS ABSENT(other)</text:p>
          </table:table-cell>
          <table:table-cell table:number-columns-repeated="1015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POLD</text:p>
          </table:table-cell>
          <table:table-cell table:style-name="ce3"/>
          <table:table-cell table:style-name="ce3" office:value-type="string" calcext:value-type="string">
            <text:p>F W=0:0 S W=$O(^LR(LR,2,W)) Q:W&lt;1 <text:s/>S W(2,W)=63.14</text:p>
          </table:table-cell>
          <table:table-cell table:content-validation-name="val1" table:number-columns-repeated="4"/>
          <table:table-cell table:style-name="ce5" office:value-type="string" calcext:value-type="string">
            <text:p>HLA ANTIGENS PRESENT</text:p>
          </table:table-cell>
          <table:table-cell table:number-columns-repeated="1015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POLD</text:p>
          </table:table-cell>
          <table:table-cell table:style-name="ce3"/>
          <table:table-cell table:style-name="ce3" office:value-type="string" calcext:value-type="string">
            <text:p>F W=0:0 S W=$O(^LR(LR,2.1,W)) Q:W&lt;1 <text:s/>S W(2.1,W)=63.141</text:p>
          </table:table-cell>
          <table:table-cell table:content-validation-name="val1" table:number-columns-repeated="4"/>
          <table:table-cell table:style-name="ce5" office:value-type="string" calcext:value-type="string">
            <text:p>HLA ANTIGENS ABSENT</text:p>
          </table:table-cell>
          <table:table-cell table:number-columns-repeated="1015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SCREEN</text:p>
          </table:table-cell>
          <table:table-cell table:style-name="ce3"/>
          <table:table-cell table:style-name="ce3" office:value-type="string" calcext:value-type="string">
            <text:p>S LRM=$G(^LR(DA(1),"BB",DA,10)),LRM(2)=$P(LRM,U,2),LRM(0)=$P(LRM,U)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SCREEN</text:p>
          </table:table-cell>
          <table:table-cell table:style-name="ce3"/>
          <table:table-cell table:style-name="ce3" office:value-type="string" calcext:value-type="string">
            <text:p>I LRABO]"",LRM'=LRABO W $C(7),!,LRM," not the ABO group on record" S O=LRM(0),Z="63.01,10" D A^LRUD W ! I LR("YN")=2 S $P(^LR(DA(1),"BB",DA,10),U)=LRM(0),Y="@10"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4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SCREEN</text:p>
          </table:table-cell>
          <table:table-cell table:style-name="ce3"/>
          <table:table-cell table:style-name="ce3" office:value-type="string" calcext:value-type="string">
            <text:p>I LRM(0)]"",LRM(0)'=LRM W $C(7),!,LRM," not the ABO group of present specimen" S O=LRM(0),Z="63.01,10" D A^LRUD W ! I LR("YN")=2 S $P(^LR(DA(1),"BB",DA,10),U)=LRM(0),Y="@10"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SCREEN</text:p>
          </table:table-cell>
          <table:table-cell table:style-name="ce3"/>
          <table:table-cell table:style-name="ce3" office:value-type="string" calcext:value-type="string">
            <text:p>I LRABO="",LRM]"",LRM'="ND" S $P(^LR(DA(1),0),U,5)=LRM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SCREEN</text:p>
          </table:table-cell>
          <table:table-cell table:style-name="ce3"/>
          <table:table-cell table:style-name="ce3" office:value-type="string" calcext:value-type="string">
            <text:p>I LRM(2)]"",LRM(2)'=X S O=LRM(2),Z="63.01,10.2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SCREEN</text:p>
          </table:table-cell>
          <table:table-cell table:style-name="ce3"/>
          <table:table-cell table:style-name="ce3" office:value-type="string" calcext:value-type="string">
            <text:p>S LRM=$G(^LR(DA(1),"BB",DA,11)),LRM(2)=$P(LRM,U,2),LRM(0)=$P(LRM,U)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SCREEN</text:p>
          </table:table-cell>
          <table:table-cell table:style-name="ce3"/>
          <table:table-cell table:style-name="ce3" office:value-type="string" calcext:value-type="string">
            <text:p>I LRRH]"",LRM'=LRRH W $C(7),!,LRM," not the Rh type on record" S O=LRM(0),Z="63.01,11" D A^LRUD W ! I LR("YN")=2 S $P(^LR(DA(1),"BB",DA,11),U)=LRM(0),Y="@11"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4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SCREEN</text:p>
          </table:table-cell>
          <table:table-cell table:style-name="ce3"/>
          <table:table-cell table:style-name="ce3" office:value-type="string" calcext:value-type="string">
            <text:p>I LRM(0)]"",LRM(0)'=LRM W $C(7),!,LRM," not the Rh type on present specimen" S O=LRM(0),Z="63.01,11" D A^LRUD W ! I LR("YN")=2 S $P(^LR(DA(1),"BB",DA,11),U)=LRM(0),Y="@11"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SCREEN</text:p>
          </table:table-cell>
          <table:table-cell table:style-name="ce3"/>
          <table:table-cell table:style-name="ce3" office:value-type="string" calcext:value-type="string">
            <text:p>I LRRH="",LRM]"",LRM'="ND" S $P(^LR(DA(1),0),U,6)=LRM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SCREEN</text:p>
          </table:table-cell>
          <table:table-cell table:style-name="ce3"/>
          <table:table-cell table:style-name="ce3" office:value-type="string" calcext:value-type="string">
            <text:p>I LRM(2)]"",LRM(2)'=X S O=LRM(2),Z="63.01,11.2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SCREEN</text:p>
          </table:table-cell>
          <table:table-cell table:style-name="ce3"/>
          <table:table-cell table:style-name="ce3" office:value-type="string" calcext:value-type="string">
            <text:p>S LRM=$S($D(^LR(DA(1),"BB",DA,2)):^(2),1:"")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SCREEN</text:p>
          </table:table-cell>
          <table:table-cell table:style-name="ce3"/>
          <table:table-cell table:style-name="ce3" office:value-type="string" calcext:value-type="string">
            <text:p>S O=$P(LRM,U) I O]"",O'=X S Z="63.01,2.1",L("BB")=1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SCREEN</text:p>
          </table:table-cell>
          <table:table-cell table:style-name="ce3"/>
          <table:table-cell table:style-name="ce3" office:value-type="string" calcext:value-type="string">
            <text:p>S O=$P(LRM,U,4) I O]"",O'=X S Z="63.01,2.4",L("BB")=1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SCREEN</text:p>
          </table:table-cell>
          <table:table-cell table:style-name="ce3"/>
          <table:table-cell table:style-name="ce3" office:value-type="string" calcext:value-type="string">
            <text:p>S O=$P(LRM,U,6) I O]"",O'=X S Z="63.01,2.6",L("BB")=1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SCREEN</text:p>
          </table:table-cell>
          <table:table-cell table:style-name="ce3"/>
          <table:table-cell table:style-name="ce3" office:value-type="string" calcext:value-type="string">
            <text:p>S O=$P(LRM,U,9) I O]"",O'=X S Z="63.01,2.9",L("BB")=1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SCREEN</text:p>
          </table:table-cell>
          <table:table-cell table:style-name="ce3"/>
          <table:table-cell table:style-name="ce3" office:value-type="string" calcext:value-type="string">
            <text:p>S LRM=$S($D(^LR(DA(1),"BB",DA,6)):$P(^(6),U,1),1:"")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SCREEN</text:p>
          </table:table-cell>
          <table:table-cell table:style-name="ce3"/>
          <table:table-cell table:style-name="ce3" office:value-type="string" calcext:value-type="string">
            <text:p>S O=LRM I O]"",O'=X S Z="63.01,6",L("BB")=1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SCREEN</text:p>
          </table:table-cell>
          <table:table-cell table:style-name="ce3"/>
          <table:table-cell table:style-name="ce3" office:value-type="string" calcext:value-type="string">
            <text:p>S LRM=$S($D(^LR(DA(2),"BB",DA(1),5,DA,0)):^(0),1:"")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SCREEN</text:p>
          </table:table-cell>
          <table:table-cell table:style-name="ce3"/>
          <table:table-cell table:style-name="ce3" office:value-type="string" calcext:value-type="string">
            <text:p>S O=$P(LRM,U) I O]"",O'=X S Z="63.46,.01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4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SCREEN</text:p>
          </table:table-cell>
          <table:table-cell table:style-name="ce3"/>
          <table:table-cell table:style-name="ce3" office:value-type="string" calcext:value-type="string">
            <text:p>F I=0:0 S I=$O(^LR(DA(1),"BB",DA,5,I)) Q:I&lt;1 <text:s/>S LRBLSA=1 W !,?3,"SERUM ANTIBODY: "_$P(^LAB(61.3,I,0),U)_" <text:s text:c="6"/>SNOMED CODE: "_$P(^LAB(61.3,I,0),U,2)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SCREEN</text:p>
          </table:table-cell>
          <table:table-cell table:style-name="ce3"/>
          <table:table-cell table:style-name="ce3" office:value-type="string" calcext:value-type="string">
            <text:p>F I=0:0 S I=$O(^LR(DA,1.7,I)) Q:I&lt;1 <text:s/>S LRBLAI=1 W !,?3,"ANTIBODIES IDENTIFIED: "_$P(^LAB(61.3,I,0),U)_" <text:s text:c="6"/>SNOMED CODE: "_$P(^LAB(61.3,I,0),U,2)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PCMBS</text:p>
          </table:table-cell>
          <table:table-cell table:style-name="ce3"/>
          <table:table-cell table:style-name="ce3" office:value-type="string" calcext:value-type="string">
            <text:p>S LRM=$S($D(^LR(DA(1),"BB",DA,2)):^(2),1:"")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PCMBS</text:p>
          </table:table-cell>
          <table:table-cell table:style-name="ce3"/>
          <table:table-cell table:style-name="ce3" office:value-type="string" calcext:value-type="string">
            <text:p>S O=$P(LRM,U) I O]"",O'=X S Z="63.01,2.1",L("BB")=1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PCMBS</text:p>
          </table:table-cell>
          <table:table-cell table:style-name="ce3"/>
          <table:table-cell table:style-name="ce3" office:value-type="string" calcext:value-type="string">
            <text:p>S O=$P(LRM,U,4) I O]"",O'=X S Z="63.01,2.4",L("BB")=1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PCMBS</text:p>
          </table:table-cell>
          <table:table-cell table:style-name="ce3"/>
          <table:table-cell table:style-name="ce3" office:value-type="string" calcext:value-type="string">
            <text:p>S O=$P(LRM,U,6) I O]"",O'=X S Z="63.01,2.6",L("BB")=1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PCMBS</text:p>
          </table:table-cell>
          <table:table-cell table:style-name="ce3"/>
          <table:table-cell table:style-name="ce3" office:value-type="string" calcext:value-type="string">
            <text:p>S O=$P(LRM,U,9) I O]"",O'=X S Z="63.01,2.9",L("BB")=1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PCMBS</text:p>
          </table:table-cell>
          <table:table-cell table:style-name="ce3"/>
          <table:table-cell table:style-name="ce3" office:value-type="string" calcext:value-type="string">
            <text:p>S LRM=$S($D(^LR(DA(1),"BB",DA,6)):$P(^(6),U),1:"")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PCMBS</text:p>
          </table:table-cell>
          <table:table-cell table:style-name="ce3"/>
          <table:table-cell table:style-name="ce3" office:value-type="string" calcext:value-type="string">
            <text:p>S O=LRM I O]"",O'=X S Z="63.01,6",L("BB")=1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PCMBS</text:p>
          </table:table-cell>
          <table:table-cell table:style-name="ce3"/>
          <table:table-cell table:style-name="ce3" office:value-type="string" calcext:value-type="string">
            <text:p>S LRM=$S($D(^LR(DA(2),"BB",DA(1),5,DA,0)):^(0),1:"")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PCMBS</text:p>
          </table:table-cell>
          <table:table-cell table:style-name="ce3"/>
          <table:table-cell table:style-name="ce3" office:value-type="string" calcext:value-type="string">
            <text:p>S O=$P(LRM,U) I O]"",O'=X S Z="63.46,.01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SPP</text:p>
          </table:table-cell>
          <table:table-cell table:style-name="ce3"/>
          <table:table-cell table:style-name="ce3" office:value-type="string" calcext:value-type="string">
            <text:p>S LRM=$S($D(^LR(DA(1),1.6,DA,0)):^(0),1:"")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SPP</text:p>
          </table:table-cell>
          <table:table-cell table:style-name="ce3"/>
          <table:table-cell table:style-name="ce3" office:value-type="string" calcext:value-type="string">
            <text:p>S O=$P(LRM,U) I O,X'=O S Z="63.017,.01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SPP</text:p>
          </table:table-cell>
          <table:table-cell table:style-name="ce3"/>
          <table:table-cell table:style-name="ce3" office:value-type="string" calcext:value-type="string">
            <text:p>S O=$P(LRM,U,4) I O]"",O'=X S Z="63.017,.04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SPP</text:p>
          </table:table-cell>
          <table:table-cell table:style-name="ce3"/>
          <table:table-cell table:style-name="ce3" office:value-type="string" calcext:value-type="string">
            <text:p>S O=$P(LRM,U,2) I O]"",O'=X S Z="63.017,.02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SPP</text:p>
          </table:table-cell>
          <table:table-cell table:style-name="ce3"/>
          <table:table-cell table:style-name="ce3" office:value-type="string" calcext:value-type="string">
            <text:p>S O=$P(LRM,U,3) I O]"",O'=X S Z="63.017,.03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SPP</text:p>
          </table:table-cell>
          <table:table-cell table:style-name="ce3"/>
          <table:table-cell table:style-name="ce3" office:value-type="string" calcext:value-type="string">
            <text:p>S O=$P(LRM,U,5) I O]"",O'=X S Z="63.017,.05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SPP</text:p>
          </table:table-cell>
          <table:table-cell table:style-name="ce3"/>
          <table:table-cell table:style-name="ce3" office:value-type="string" calcext:value-type="string">
            <text:p>S O=$P(LRM,U,6) I O]"",O'=X S Z="63.017,.06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SPP</text:p>
          </table:table-cell>
          <table:table-cell table:style-name="ce3"/>
          <table:table-cell table:style-name="ce3" office:value-type="string" calcext:value-type="string">
            <text:p>S O=$P(LRM,U,7) I O]"",O'=X S Z="63.017,.07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SPP</text:p>
          </table:table-cell>
          <table:table-cell table:style-name="ce3"/>
          <table:table-cell table:style-name="ce3" office:value-type="string" calcext:value-type="string">
            <text:p>S O=$P(LRM,U,8) I O]"",O'=X S Z="63.017,.08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PCS</text:p>
          </table:table-cell>
          <table:table-cell table:style-name="ce3" office:value-type="string" calcext:value-type="string">
            <text:p>^LAB(66,</text:p>
          </table:table-cell>
          <table:table-cell table:style-name="ce3" office:value-type="string" calcext:value-type="string">
            <text:p>S C=X,LRN=$P(^LAB(66,X,0),"^",9)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PAG</text:p>
          </table:table-cell>
          <table:table-cell table:style-name="ce3"/>
          <table:table-cell table:style-name="ce3" office:value-type="string" calcext:value-type="string">
            <text:p>F LRM=0:0 S LRM=$O(^LR(LRDFN,"BB",LRI,1.1,LRM)) Q:'LRM <text:s/>S LRM(1.1,LRM)=63.011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PAG</text:p>
          </table:table-cell>
          <table:table-cell table:style-name="ce3"/>
          <table:table-cell table:style-name="ce3" office:value-type="string" calcext:value-type="string">
            <text:p>S A=1.2,B=1.5,C=1.1 D P^LRBLU S:'$D(X) Y="@1"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PAG</text:p>
          </table:table-cell>
          <table:table-cell table:style-name="ce3"/>
          <table:table-cell table:style-name="ce3" office:value-type="string" calcext:value-type="string">
            <text:p>F LRM=0:0 S LRM=$O(^LR(LRDFN,"BB",LRI,1.2,LRM)) Q:'LRM <text:s/>S LRM(1.2,LRM)=63.0112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PAG</text:p>
          </table:table-cell>
          <table:table-cell table:style-name="ce3"/>
          <table:table-cell table:style-name="ce3" office:value-type="string" calcext:value-type="string">
            <text:p>S A=1.1,B=1,C=1.2 D P^LRBLU S:'$D(X) Y="@3"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PTXR</text:p>
          </table:table-cell>
          <table:table-cell table:style-name="ce3"/>
          <table:table-cell table:style-name="ce3" office:value-type="string" calcext:value-type="string">
            <text:p>S O=$P(LR,U) I O]"",O'=X S Z="63.0171,.01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PTXR</text:p>
          </table:table-cell>
          <table:table-cell table:style-name="ce3"/>
          <table:table-cell table:style-name="ce3" office:value-type="string" calcext:value-type="string">
            <text:p>S O=$P(LR,U,2) I O]"",O'=X S Z="63.0171,.02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RBLPTXR</text:p>
          </table:table-cell>
          <table:table-cell table:style-name="ce3"/>
          <table:table-cell table:style-name="ce3" office:value-type="string" calcext:value-type="string">
            <text:p>S O=$P(LR,U,3) I O]"",O'=X S Z="63.0171,.03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D</text:p>
          </table:table-cell>
          <table:table-cell table:style-name="ce3"/>
          <table:table-cell table:style-name="ce3" office:value-type="string" calcext:value-type="string">
            <text:p>S $P(^LRD(65,DA,0),"^",10)="",$P(^(0),"^",14)=$S(LRE:"-"_LRE,1:"")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ABRH</text:p>
          </table:table-cell>
          <table:table-cell table:style-name="ce3"/>
          <table:table-cell table:style-name="ce3" office:value-type="string" calcext:value-type="string">
            <text:p>S LRM=$S($D(^LRD(65,DA,10)):^(10),1:""),LRM(1)=$P(LRM,"^",2),LRM=$P(LRM,"^")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ABRH</text:p>
          </table:table-cell>
          <table:table-cell table:style-name="ce3"/>
          <table:table-cell table:style-name="ce3" office:value-type="string" calcext:value-type="string">
            <text:p>I LRM]"",LRM'=X S Z="65,10",O=LRM D EN^LRUD S $P(^LRD(65,DA,10),"^",4)=""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ABRH</text:p>
          </table:table-cell>
          <table:table-cell table:style-name="ce3"/>
          <table:table-cell table:style-name="ce3" office:value-type="string" calcext:value-type="string">
            <text:p>I LRM(1)]"",LRM(1)'=X S Z="65,10.2",O=LRM(1)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ABRH</text:p>
          </table:table-cell>
          <table:table-cell table:style-name="ce3"/>
          <table:table-cell table:style-name="ce3" office:value-type="string" calcext:value-type="string">
            <text:p>I LRT&amp;(LRM=""!(LRM="ND")) W *7," required for this unit" K ^LRD(65,DA,10) S ^LRD(65,"AT",$P(^LRD(65,DA,0),U),10,DA)="",Y="@10"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4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ABRH</text:p>
          </table:table-cell>
          <table:table-cell table:style-name="ce3"/>
          <table:table-cell table:style-name="ce3" office:value-type="string" calcext:value-type="string">
            <text:p>I LRABO]"",LRM]"",LRM'=LRABO W *7,!,LRM," not the ABO group on record",!," Present testing OK " S %=1 D YN^LRU I %=2 K ^LRD(65,DA,10) S ^LRD(65,"AT",$P(^LRD(65,DA,0),U),10,DA)="",Y="@10"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ABRH</text:p>
          </table:table-cell>
          <table:table-cell table:style-name="ce3"/>
          <table:table-cell table:style-name="ce3" office:value-type="string" calcext:value-type="string">
            <text:p>I LRABO="",LRM]"",LRM'="ND" S W=^LRD(65,DA,0),^(0)=$P(W,U)_U_$P(W,U,2)_U_$P(W,U,3)_U_$P(W,U,4)_U_$P(W,U,5)_U_$P(W,U,6)_U_LRM_U_$P(W,U,8,99)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ABRH</text:p>
          </table:table-cell>
          <table:table-cell table:style-name="ce3"/>
          <table:table-cell table:style-name="ce3" office:value-type="string" calcext:value-type="string">
            <text:p>S LRM=$S($D(^LRD(65,DA,11)):^(11),1:""),LRM(1)=$P(LRM,"^",2),LRM=$P(LRM,"^")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ABRH</text:p>
          </table:table-cell>
          <table:table-cell table:style-name="ce3"/>
          <table:table-cell table:style-name="ce3" office:value-type="string" calcext:value-type="string">
            <text:p>I LRM]"",LRM'=X S Z="65,11",O=LRM D EN^LRUD S $P(^LRD(65,DA,11),"^",4)=""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ABRH</text:p>
          </table:table-cell>
          <table:table-cell table:style-name="ce3"/>
          <table:table-cell table:style-name="ce3" office:value-type="string" calcext:value-type="string">
            <text:p>I LRM(1)]"",LRM(1)'=X S Z="65,11.2",O=LRM(1)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ABRH</text:p>
          </table:table-cell>
          <table:table-cell table:style-name="ce3"/>
          <table:table-cell table:style-name="ce3" office:value-type="string" calcext:value-type="string">
            <text:p>I LRT&amp;(LRRH["NEG")&amp;(LRM=""!(LRM="ND")) W *7," required for this unit" K ^LRD(65,DA,11) S ^LRD(65,"AT",$P(^LRD(65,DA,0),U),11,DA)="",Y="@11"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4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ABRH</text:p>
          </table:table-cell>
          <table:table-cell table:style-name="ce3"/>
          <table:table-cell table:style-name="ce3" office:value-type="string" calcext:value-type="string">
            <text:p>I LRRH]"",LRM]"",LRM'=LRRH W *7,!,LRM," not the Rh type on record",!," Present testing OK " S %=1 D YN^LRU I %=2 K ^LRD(65,DA,11) S ^LRD(65,"AT",$P(^LRD(65,DA,0),U),11,DA)="",Y="@11"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4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ABRH</text:p>
          </table:table-cell>
          <table:table-cell table:style-name="ce3"/>
          <table:table-cell table:style-name="ce3" office:value-type="string" calcext:value-type="string">
            <text:p>I LRRH="",LRM]"",LRM'="ND" S W=^LRD(65,DA,0),^(0)=$P(W,U)_U_$P(W,U,2)_U_$P(W,U,3)_U_$P(W,U,4)_U_$P(W,U,5)_U_$P(W,U,6)_U_$P(W,U,7)_U_LRM_U_$P(W,U,9,99)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XR</text:p>
          </table:table-cell>
          <table:table-cell table:style-name="ce3"/>
          <table:table-cell table:style-name="ce3" office:value-type="string" calcext:value-type="string">
            <text:p>S LRM=$S($D(^LRD(65,DA(1),2,DA,0)):^(0),1:"") I $D(LRM) S PNODE=LRM,LRIEN=DA(1),LRDFN=DA D PAT^LRBLAUD,BLD3^LRBLA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XR</text:p>
          </table:table-cell>
          <table:table-cell table:style-name="ce3"/>
          <table:table-cell table:style-name="ce3" office:value-type="string" calcext:value-type="string">
            <text:p>S O=$P(LRM,U) I O'=X S Z="65.01,.01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XR</text:p>
          </table:table-cell>
          <table:table-cell table:style-name="ce3"/>
          <table:table-cell table:style-name="ce3" office:value-type="string" calcext:value-type="string">
            <text:p>S O=$P(LRM,U,2) I O'=X S Z="65.01,.02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XR</text:p>
          </table:table-cell>
          <table:table-cell table:style-name="ce3"/>
          <table:table-cell table:style-name="ce3" office:value-type="string" calcext:value-type="string">
            <text:p>S LRM=$S($D(^LRD(65,DA(2),2,DA(1),1,DA,0)):^(0),1:"") I $D(LRM) D BLD^LRBLAUD S BNODE=LRM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XR</text:p>
          </table:table-cell>
          <table:table-cell table:style-name="ce3"/>
          <table:table-cell table:style-name="ce3" office:value-type="string" calcext:value-type="string">
            <text:p>S O=$P(LRM,U) I O'=X S Z="65.02,.01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XR</text:p>
          </table:table-cell>
          <table:table-cell table:style-name="ce3"/>
          <table:table-cell table:style-name="ce3" office:value-type="string" calcext:value-type="string">
            <text:p>S O=$P(LRM,U,2) I O'=X S Z="65.02,.02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XR</text:p>
          </table:table-cell>
          <table:table-cell table:style-name="ce3"/>
          <table:table-cell table:style-name="ce3" office:value-type="string" calcext:value-type="string">
            <text:p>S O=$P(LRM,U,3) I O'=X S Z="65.02,.03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XR</text:p>
          </table:table-cell>
          <table:table-cell table:style-name="ce3"/>
          <table:table-cell table:style-name="ce3" office:value-type="string" calcext:value-type="string">
            <text:p>S O=$P(LRM,U,4) I O'=X S Z="65.02,.04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XR</text:p>
          </table:table-cell>
          <table:table-cell table:style-name="ce3"/>
          <table:table-cell table:style-name="ce3" office:value-type="string" calcext:value-type="string">
            <text:p>S O=$P(LRM,U,9) I O'=X S Z="65.02,.09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XR</text:p>
          </table:table-cell>
          <table:table-cell table:style-name="ce3"/>
          <table:table-cell table:style-name="ce3" office:value-type="string" calcext:value-type="string">
            <text:p>S O=$P(LRM,U,5) I O'=X S Z="65.02,.05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XR</text:p>
          </table:table-cell>
          <table:table-cell table:style-name="ce3"/>
          <table:table-cell table:style-name="ce3" office:value-type="string" calcext:value-type="string">
            <text:p>S O=$P(LRM,U,7) I O'=X S Z="65.02,.07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XR</text:p>
          </table:table-cell>
          <table:table-cell table:style-name="ce3"/>
          <table:table-cell table:style-name="ce3" office:value-type="string" calcext:value-type="string">
            <text:p>S O=$P(LRM,U,8) I O'=X S Z="65.02,.08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XR</text:p>
          </table:table-cell>
          <table:table-cell table:style-name="ce3"/>
          <table:table-cell table:style-name="ce3" office:value-type="string" calcext:value-type="string">
            <text:p>S O=$P(LRM,U,10) I O'=X S Z="65.02,.1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XR</text:p>
          </table:table-cell>
          <table:table-cell table:style-name="ce3"/>
          <table:table-cell table:style-name="ce3" office:value-type="string" calcext:value-type="string">
            <text:p>S LRM=$S($D(^LRD(65,DA(1),3,DA,0)):^(0),1:"") I $D(LRM) S LRIEN=DA(1),NODE=LRM,LRI=DA D REL^LRBLA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XR</text:p>
          </table:table-cell>
          <table:table-cell table:style-name="ce3"/>
          <table:table-cell table:style-name="ce3" office:value-type="string" calcext:value-type="string">
            <text:p>S O=$P(LRM,U) I O'=X S Z="65.03,.01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XR</text:p>
          </table:table-cell>
          <table:table-cell table:style-name="ce3"/>
          <table:table-cell table:style-name="ce3" office:value-type="string" calcext:value-type="string">
            <text:p>S O=$P(LRM,U,2) I O'=X S Z="65.03,.02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XR</text:p>
          </table:table-cell>
          <table:table-cell table:style-name="ce3"/>
          <table:table-cell table:style-name="ce3" office:value-type="string" calcext:value-type="string">
            <text:p>S O=$P(LRM,U,3) I O'=X S Z="65.03,.03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XR</text:p>
          </table:table-cell>
          <table:table-cell table:style-name="ce3"/>
          <table:table-cell table:style-name="ce3" office:value-type="string" calcext:value-type="string">
            <text:p>S O=$P(LRM,U,4) I O'=X S Z="65.03,.04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XR</text:p>
          </table:table-cell>
          <table:table-cell table:style-name="ce3"/>
          <table:table-cell table:style-name="ce3" office:value-type="string" calcext:value-type="string">
            <text:p>S O=$P(LRM,U,5) I O'=X S Z="65.03,.05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XR</text:p>
          </table:table-cell>
          <table:table-cell table:style-name="ce3"/>
          <table:table-cell table:style-name="ce3" office:value-type="string" calcext:value-type="string">
            <text:p>S O=$P(LRM,U,6) I O'=X S Z="65.03,.06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XR</text:p>
          </table:table-cell>
          <table:table-cell table:style-name="ce3"/>
          <table:table-cell table:style-name="ce3" office:value-type="string" calcext:value-type="string">
            <text:p>S O=$P(LRM,U,7) I O'=X S Z="65.03,.07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XR</text:p>
          </table:table-cell>
          <table:table-cell table:style-name="ce3"/>
          <table:table-cell table:style-name="ce3" office:value-type="string" calcext:value-type="string">
            <text:p>S LRM=$S($D(^LRD(65,LR("UNIT"),8)):^LRD(65,LR("UNIT"),8),1:"")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XR</text:p>
          </table:table-cell>
          <table:table-cell table:style-name="ce3"/>
          <table:table-cell table:style-name="ce3" office:value-type="string" calcext:value-type="string">
            <text:p>S O=$P(LRM,U) I O'=X S Z="65,8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XR</text:p>
          </table:table-cell>
          <table:table-cell table:style-name="ce3"/>
          <table:table-cell table:style-name="ce3" office:value-type="string" calcext:value-type="string">
            <text:p>S O=$P(LRM,U,2) I O'=X S Z="65,8.1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XR</text:p>
          </table:table-cell>
          <table:table-cell table:style-name="ce3"/>
          <table:table-cell table:style-name="ce3" office:value-type="string" calcext:value-type="string">
            <text:p>S O=$P(LRM,U,3) I O'=X S Z="65,8.3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DTM</text:p>
          </table:table-cell>
          <table:table-cell table:style-name="ce3"/>
          <table:table-cell table:style-name="ce3" office:value-type="string" calcext:value-type="string">
            <text:p>S LRO=$S($D(^LRD(65,DA,4)):^(4),1:""),LRO(1)=$P(LRO,U) I LRO(1)]"" S LRIEN=DA D DISP^LRBLAUD1,MOD^LRBLAUD1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DTM</text:p>
          </table:table-cell>
          <table:table-cell table:style-name="ce3"/>
          <table:table-cell table:style-name="ce3" office:value-type="string" calcext:value-type="string">
            <text:p>S LRW(9)=X,O=$P(LRO,"^") I O'=X S Z="65,4.1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DTM</text:p>
          </table:table-cell>
          <table:table-cell table:style-name="ce3"/>
          <table:table-cell table:style-name="ce3" office:value-type="string" calcext:value-type="string">
            <text:p>I LRW(9)'=LRO(1) S $P(^LRD(65,DA,4),U)=LRW(9)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DTM</text:p>
          </table:table-cell>
          <table:table-cell table:style-name="ce3"/>
          <table:table-cell table:style-name="ce3" office:value-type="string" calcext:value-type="string">
            <text:p>S LRQ=X,LRI=9999999-X,O=$P(LRO,"^",2)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DTM</text:p>
          </table:table-cell>
          <table:table-cell table:style-name="ce3"/>
          <table:table-cell table:style-name="ce3" office:value-type="string" calcext:value-type="string">
            <text:p>I O'=X S Z="65,4.2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DTM</text:p>
          </table:table-cell>
          <table:table-cell table:style-name="ce3"/>
          <table:table-cell table:style-name="ce3" office:value-type="string" calcext:value-type="string">
            <text:p>S O=$P(LRO,"^",3) I O'=X S Z="65,4.3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DTM</text:p>
          </table:table-cell>
          <table:table-cell table:style-name="ce3"/>
          <table:table-cell table:style-name="ce3" office:value-type="string" calcext:value-type="string">
            <text:p>S O=$P(LRO,"^",4) I O'=X S Z="65,4.4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DTM</text:p>
          </table:table-cell>
          <table:table-cell table:style-name="ce3"/>
          <table:table-cell table:style-name="ce3" office:value-type="string" calcext:value-type="string">
            <text:p>S LRW=$S($D(^LRD(65,DA,6)):^(6),1:"")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DTM</text:p>
          </table:table-cell>
          <table:table-cell table:style-name="ce3"/>
          <table:table-cell table:style-name="ce3" office:value-type="string" calcext:value-type="string">
            <text:p>S (LRT,O)=$P(LRW,"^"),LRT(1)=X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4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DTM</text:p>
          </table:table-cell>
          <table:table-cell table:style-name="ce3"/>
          <table:table-cell table:style-name="ce3" office:value-type="string" calcext:value-type="string">
            <text:p>I LRT(1),$D(^LRD(65,DA,8)),+^(8),+^(8)'=LRT(1) W $C(7),!?23,"AUTOLOGOUS or DIRECTED DONATION. MUST BE SAME PT AS BEFORE" S LRT(1)=^LRD(65,DA,6),^(6)=LRT_U_$P(LRT(1),U,2,99),Y=6.1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DTM</text:p>
          </table:table-cell>
          <table:table-cell table:style-name="ce3"/>
          <table:table-cell table:style-name="ce3" office:value-type="string" calcext:value-type="string">
            <text:p>I O'=X S Z="65,6.1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DTM</text:p>
          </table:table-cell>
          <table:table-cell table:style-name="ce3"/>
          <table:table-cell table:style-name="ce3" office:value-type="string" calcext:value-type="string">
            <text:p>S O=$P(LRW,"^",2) I O'=X S Z="65,6.2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DTM</text:p>
          </table:table-cell>
          <table:table-cell table:style-name="ce3"/>
          <table:table-cell table:style-name="ce3" office:value-type="string" calcext:value-type="string">
            <text:p>S O=$P(LRW,U,6) I O]"",O'=X S Z="65,6.6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DTM</text:p>
          </table:table-cell>
          <table:table-cell table:style-name="ce3"/>
          <table:table-cell table:style-name="ce3" office:value-type="string" calcext:value-type="string">
            <text:p>S O=$P(LRW,"^",3) I O'=X S Z="65,6.3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DTM</text:p>
          </table:table-cell>
          <table:table-cell table:style-name="ce3"/>
          <table:table-cell table:style-name="ce3" office:value-type="string" calcext:value-type="string">
            <text:p>S O=$P(LRW,U,7) I O'=X S Z="65,6.7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DTM</text:p>
          </table:table-cell>
          <table:table-cell table:style-name="ce3"/>
          <table:table-cell table:style-name="ce3" office:value-type="string" calcext:value-type="string">
            <text:p>S O=$P(LRW,"^",5) I O'=X S Z="65,6.5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DTM</text:p>
          </table:table-cell>
          <table:table-cell table:style-name="ce3"/>
          <table:table-cell table:style-name="ce3" office:value-type="string" calcext:value-type="string">
            <text:p>S O=$P(LRW,"^",8) I O'=X S Z="65,6.8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DTM</text:p>
          </table:table-cell>
          <table:table-cell table:style-name="ce3" office:value-type="string" calcext:value-type="string">
            <text:p>^LRD(65,</text:p>
          </table:table-cell>
          <table:table-cell table:style-name="ce3" office:value-type="string" calcext:value-type="string">
            <text:p>S LRW=$S($D(^LRD(65,DA(1),9,DA,0)):^(0),1:"")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DTM</text:p>
          </table:table-cell>
          <table:table-cell table:style-name="ce3"/>
          <table:table-cell table:style-name="ce3" office:value-type="string" calcext:value-type="string">
            <text:p>S O=$P(LRW,"^") I O'=X S Z="65.091,.01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DTM</text:p>
          </table:table-cell>
          <table:table-cell table:style-name="ce3"/>
          <table:table-cell table:style-name="ce3" office:value-type="string" calcext:value-type="string">
            <text:p>S O=$P(LRW,"^",2) I O'=X S Z="65.091,.02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DTM</text:p>
          </table:table-cell>
          <table:table-cell table:style-name="ce3"/>
          <table:table-cell table:style-name="ce3" office:value-type="string" calcext:value-type="string">
            <text:p>S O=$P(LRW,"^",3) I O'=X S Z="65.091,.03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LG</text:p>
          </table:table-cell>
          <table:table-cell table:style-name="ce3"/>
          <table:table-cell table:style-name="ce3" office:value-type="string" calcext:value-type="string">
            <text:p>S LRW=^LRD(65,DA,0)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LG</text:p>
          </table:table-cell>
          <table:table-cell table:style-name="ce3"/>
          <table:table-cell table:style-name="ce3" office:value-type="string" calcext:value-type="string">
            <text:p>S O=$P(LRW,U,16) I O'=X S Z="65,.16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LG</text:p>
          </table:table-cell>
          <table:table-cell table:style-name="ce3"/>
          <table:table-cell table:style-name="ce3" office:value-type="string" calcext:value-type="string">
            <text:p>S O=$P(LRW,U,2) I O'=X S Z="65,.02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LG</text:p>
          </table:table-cell>
          <table:table-cell table:style-name="ce3"/>
          <table:table-cell table:style-name="ce3" office:value-type="string" calcext:value-type="string">
            <text:p>S O=$P(LRW,U,3) I O'=X S Z="65,.03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LG</text:p>
          </table:table-cell>
          <table:table-cell table:style-name="ce3"/>
          <table:table-cell table:style-name="ce3" office:value-type="string" calcext:value-type="string">
            <text:p>S (LRO,O)=$P(LRW,U,4),W=X I O'=X S Z="65,.04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LG</text:p>
          </table:table-cell>
          <table:table-cell table:style-name="ce3"/>
          <table:table-cell table:style-name="ce3" office:value-type="string" calcext:value-type="string">
            <text:p>S LRO=$S($D(^LRD(65,DA,8)):^(8),1:0)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LG</text:p>
          </table:table-cell>
          <table:table-cell table:style-name="ce3"/>
          <table:table-cell table:style-name="ce3" office:value-type="string" calcext:value-type="string">
            <text:p>S O=$P(LRO,U) I O]"",O'=X S Z="65,8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LG</text:p>
          </table:table-cell>
          <table:table-cell table:style-name="ce3"/>
          <table:table-cell table:style-name="ce3" office:value-type="string" calcext:value-type="string">
            <text:p>S O=$P(LRO,U,2) I O]"",O'=X S Z="65,8.1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LG</text:p>
          </table:table-cell>
          <table:table-cell table:style-name="ce3"/>
          <table:table-cell table:style-name="ce3" office:value-type="string" calcext:value-type="string">
            <text:p>S O=$P(LRO,U,3) I O]"",O'=X S Z="65,8.3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LG</text:p>
          </table:table-cell>
          <table:table-cell table:style-name="ce3"/>
          <table:table-cell table:style-name="ce3" office:value-type="string" calcext:value-type="string">
            <text:p>S O=$P(LRW,U,5) I O'=X S Z="65,.05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LG</text:p>
          </table:table-cell>
          <table:table-cell table:style-name="ce3"/>
          <table:table-cell table:style-name="ce3" office:value-type="string" calcext:value-type="string">
            <text:p>S O=$P(LRW,U,6) I O'=X S Z="65,.06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LG</text:p>
          </table:table-cell>
          <table:table-cell table:style-name="ce3"/>
          <table:table-cell table:style-name="ce3" office:value-type="string" calcext:value-type="string">
            <text:p>S O=$P(LRW,U,7) I O'=X S Z="65,.07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LG</text:p>
          </table:table-cell>
          <table:table-cell table:style-name="ce3"/>
          <table:table-cell table:style-name="ce3" office:value-type="string" calcext:value-type="string">
            <text:p>S O=$P(LRW,U,8) I O'=X S Z="65,.08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LG</text:p>
          </table:table-cell>
          <table:table-cell table:style-name="ce3"/>
          <table:table-cell table:style-name="ce3" office:value-type="string" calcext:value-type="string">
            <text:p>S O=$P(LRW,U,10) I O'=X S Z="65,.1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LG</text:p>
          </table:table-cell>
          <table:table-cell table:style-name="ce3"/>
          <table:table-cell table:style-name="ce3" office:value-type="string" calcext:value-type="string">
            <text:p>S O=$P(LRW,U,11) I O'=X S Z="65,.11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LG</text:p>
          </table:table-cell>
          <table:table-cell table:style-name="ce3"/>
          <table:table-cell table:style-name="ce3" office:value-type="string" calcext:value-type="string">
            <text:p>S O=$P(LRW,U,12) I O'=X S Z="65,.12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LG</text:p>
          </table:table-cell>
          <table:table-cell table:style-name="ce3"/>
          <table:table-cell table:style-name="ce3" office:value-type="string" calcext:value-type="string">
            <text:p>S O=$P(LRW,U,14) I O'=X S Z="65,.14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AG</text:p>
          </table:table-cell>
          <table:table-cell table:style-name="ce3"/>
          <table:table-cell table:style-name="ce3" office:value-type="string" calcext:value-type="string">
            <text:p>S LR=DA F LRW=0:0 S LRW=$O(^LRD(65,LR,60,LRW)) Q:'LRW <text:s/>S LRW(60,LRW)=65.04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AG</text:p>
          </table:table-cell>
          <table:table-cell table:style-name="ce3"/>
          <table:table-cell table:style-name="ce3" office:value-type="string" calcext:value-type="string">
            <text:p>F LRW=0:0 S LRW=$O(^LRD(65,LR,70,LRW)) Q:'LRW <text:s/>S LRW(70,LRW)=65.05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AG</text:p>
          </table:table-cell>
          <table:table-cell table:style-name="ce3"/>
          <table:table-cell table:style-name="ce3" office:value-type="string" calcext:value-type="string">
            <text:p>S LRW=$P(^LRD(65,LR,0),"^",15)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AG</text:p>
          </table:table-cell>
          <table:table-cell table:style-name="ce3"/>
          <table:table-cell table:style-name="ce3" office:value-type="string" calcext:value-type="string">
            <text:p>I LRW]"",X'=LRW S O=LRW,Z="65,91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AG</text:p>
          </table:table-cell>
          <table:table-cell table:style-name="ce3"/>
          <table:table-cell table:style-name="ce3" office:value-type="string" calcext:value-type="string">
            <text:p>F LRW=0:0 S LRW=$O(^LRD(65,LR,80,LRW)) Q:'LRW <text:s/>S LRW(80,LRW)=65.08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LRBLIAG</text:p>
          </table:table-cell>
          <table:table-cell table:style-name="ce3"/>
          <table:table-cell table:style-name="ce3" office:value-type="string" calcext:value-type="string">
            <text:p>F LRW=0:0 S LRW=$O(^LRD(65,LR,90,LRW)) Q:'LRW <text:s/>S LRW(90,LRW)=65.09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</text:p>
          </table:table-cell>
          <table:table-cell table:style-name="ce3"/>
          <table:table-cell table:style-name="ce3" office:value-type="string" calcext:value-type="string">
            <text:p>S LRO=$P(^LRE(DA(1),5,DA,0),U,10)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</text:p>
          </table:table-cell>
          <table:table-cell table:style-name="ce3"/>
          <table:table-cell table:style-name="ce3" office:value-type="string" calcext:value-type="string">
            <text:p>I LRO]"",LRO'=X S O=LRO,Z="65.54,6.1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</text:p>
          </table:table-cell>
          <table:table-cell table:style-name="ce3"/>
          <table:table-cell table:style-name="ce3" office:value-type="string" calcext:value-type="string">
            <text:p>S LRO=$S($D(^LRE(DA(1),5,DA,2)):$P(^(2),U,4),1:"")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</text:p>
          </table:table-cell>
          <table:table-cell table:style-name="ce3"/>
          <table:table-cell table:style-name="ce3" office:value-type="string" calcext:value-type="string">
            <text:p>I LRO]"",LRO'=X S O=LRO,Z="65.54,4.4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EDIT</text:p>
          </table:table-cell>
          <table:table-cell table:style-name="ce3"/>
          <table:table-cell table:style-name="ce3" office:value-type="string" calcext:value-type="string">
            <text:p>I X'=LRABO S O=LRABO,Z="65.5,.05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EDIT</text:p>
          </table:table-cell>
          <table:table-cell table:style-name="ce3"/>
          <table:table-cell table:style-name="ce3" office:value-type="string" calcext:value-type="string">
            <text:p>I X'=LRRH S O=LRRH,Z="65.5,.06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EF</text:p>
          </table:table-cell>
          <table:table-cell table:style-name="ce3"/>
          <table:table-cell table:style-name="ce3" office:value-type="string" calcext:value-type="string">
            <text:p>S LRM=^LRE(DA,0)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EF</text:p>
          </table:table-cell>
          <table:table-cell table:style-name="ce3"/>
          <table:table-cell table:style-name="ce3" office:value-type="string" calcext:value-type="string">
            <text:p>S O=$P(LRM,"^",10),Z="65.5,.1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EF</text:p>
          </table:table-cell>
          <table:table-cell table:style-name="ce3"/>
          <table:table-cell table:style-name="ce3" office:value-type="string" calcext:value-type="string">
            <text:p>S O=$P(LRM,"^",12) I O]"",O'=X S Z="65.5,.12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EF</text:p>
          </table:table-cell>
          <table:table-cell table:style-name="ce3"/>
          <table:table-cell table:style-name="ce3" office:value-type="string" calcext:value-type="string">
            <text:p>S O=$P(LRM,"^",16) I O]"",O'=X S Z="65.5,.16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EMO</text:p>
          </table:table-cell>
          <table:table-cell table:style-name="ce3"/>
          <table:table-cell table:style-name="ce3" office:value-type="string" calcext:value-type="string">
            <text:p>S LR("SSN")=$P($G(^LAB(69.9,1,8,1,0)),U,5)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EMO</text:p>
          </table:table-cell>
          <table:table-cell table:style-name="ce3"/>
          <table:table-cell table:style-name="ce3" office:value-type="string" calcext:value-type="string">
            <text:p>S LRM=^LRE(DA,0)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EMO</text:p>
          </table:table-cell>
          <table:table-cell table:style-name="ce3"/>
          <table:table-cell table:style-name="ce3" office:value-type="string" calcext:value-type="string">
            <text:p>I O'=X S Z="65.5,.01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EMO</text:p>
          </table:table-cell>
          <table:table-cell table:style-name="ce3"/>
          <table:table-cell table:style-name="ce3" office:value-type="string" calcext:value-type="string">
            <text:p>S O=$P(LRM,U,13) I O'=X S Z="65.5,.13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AG</text:p>
          </table:table-cell>
          <table:table-cell table:style-name="ce3"/>
          <table:table-cell table:style-name="ce3" office:value-type="string" calcext:value-type="string">
            <text:p>S LRQ=DA F LRM=0:0 S LRM=$O(^LRE(LRQ,1.1,LRM)) Q:'LRM <text:s/>S LRM(1.1,LRM)=65.56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AG</text:p>
          </table:table-cell>
          <table:table-cell table:style-name="ce3"/>
          <table:table-cell table:style-name="ce3" office:value-type="string" calcext:value-type="string">
            <text:p>F LRM=0:0 S LRM=$O(^LRE(LRQ,1.2,LRM)) Q:'LRM <text:s/>S LRM(1.2,LRM)=65.57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AG</text:p>
          </table:table-cell>
          <table:table-cell table:style-name="ce3"/>
          <table:table-cell table:style-name="ce3" office:value-type="string" calcext:value-type="string">
            <text:p>S LRM=$P(^LRE(LRQ,0),"^",15)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AG</text:p>
          </table:table-cell>
          <table:table-cell table:style-name="ce3"/>
          <table:table-cell table:style-name="ce3" office:value-type="string" calcext:value-type="string">
            <text:p>I LRM]"",X'=LRM S O=LRM,Z="65.5,6.5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AG</text:p>
          </table:table-cell>
          <table:table-cell table:style-name="ce3"/>
          <table:table-cell table:style-name="ce3" office:value-type="string" calcext:value-type="string">
            <text:p>F LRM=0:0 S LRM=$O(^LRE(LRQ,1.3,LRM)) Q:'LRM <text:s/>S LRM(1.3,LRM)=65.58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AG</text:p>
          </table:table-cell>
          <table:table-cell table:style-name="ce3"/>
          <table:table-cell table:style-name="ce3" office:value-type="string" calcext:value-type="string">
            <text:p>F LRM=0:0 S LRM=$O(^LRE(LRQ,1.4,LRM)) Q:'LRM <text:s/>S LRM(1.4,LRM)=65.59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ON</text:p>
          </table:table-cell>
          <table:table-cell table:style-name="ce3"/>
          <table:table-cell table:style-name="ce3" office:value-type="string" calcext:value-type="string">
            <text:p>S LRM=$S($D(^LRE(DA(1),5,DA,0)):^(0),1:"")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ON</text:p>
          </table:table-cell>
          <table:table-cell table:style-name="ce3"/>
          <table:table-cell table:style-name="ce3" office:value-type="string" calcext:value-type="string">
            <text:p>S O=$P(LRM,U) I O]"",O'=X S Z="65.54,.01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ON</text:p>
          </table:table-cell>
          <table:table-cell table:style-name="ce3"/>
          <table:table-cell table:style-name="ce3" office:value-type="string" calcext:value-type="string">
            <text:p>S O=$P(LRM,U,8) I O]"",O'=X S Z="65.54,.011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ON</text:p>
          </table:table-cell>
          <table:table-cell table:style-name="ce3"/>
          <table:table-cell table:style-name="ce3" office:value-type="string" calcext:value-type="string">
            <text:p>S O=$P(LRM,U,6) I O]"",O'=X S Z="65.54,.02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ON</text:p>
          </table:table-cell>
          <table:table-cell table:style-name="ce3"/>
          <table:table-cell table:style-name="ce3" office:value-type="string" calcext:value-type="string">
            <text:p>S O=$P(LRM,U,7) I O]"",O'=X S Z="65.54,.03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ON</text:p>
          </table:table-cell>
          <table:table-cell table:style-name="ce3"/>
          <table:table-cell table:style-name="ce3" office:value-type="string" calcext:value-type="string">
            <text:p>S O=$P(LRM,U,2) I O]"",O'=X S Z="65.54,1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ON</text:p>
          </table:table-cell>
          <table:table-cell table:style-name="ce3"/>
          <table:table-cell table:style-name="ce3" office:value-type="string" calcext:value-type="string">
            <text:p>S O=$P(LRM,U,11) I O]"",O'=X S Z="65.54,1.1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ON</text:p>
          </table:table-cell>
          <table:table-cell table:style-name="ce3"/>
          <table:table-cell table:style-name="ce3" office:value-type="string" calcext:value-type="string">
            <text:p>S O=$P(LRM,U,3) I O]"",O'=X S Z="65.54,3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ON</text:p>
          </table:table-cell>
          <table:table-cell table:style-name="ce3"/>
          <table:table-cell table:style-name="ce3" office:value-type="string" calcext:value-type="string">
            <text:p>S O=$P(LRM,U,4) I O]"",O'=X S Z="65.54,4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ON</text:p>
          </table:table-cell>
          <table:table-cell table:style-name="ce3"/>
          <table:table-cell table:style-name="ce3" office:value-type="string" calcext:value-type="string">
            <text:p>S O=$P(LRM,U,9) I O]"",O'=X S Z="65.54,6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ON</text:p>
          </table:table-cell>
          <table:table-cell table:style-name="ce3"/>
          <table:table-cell table:style-name="ce3" office:value-type="string" calcext:value-type="string">
            <text:p>S O=$P(LRM,U,5) I O]"",O'=X S Z="65.54,5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ON</text:p>
          </table:table-cell>
          <table:table-cell table:style-name="ce3"/>
          <table:table-cell table:style-name="ce3" office:value-type="string" calcext:value-type="string">
            <text:p>S O=$P(LRM,U,10) I O]"",O'=X S Z="65.54,6.1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NEW</text:p>
          </table:table-cell>
          <table:table-cell table:style-name="ce3" office:value-type="string" calcext:value-type="string">
            <text:p>^LAB(69.9,</text:p>
          </table:table-cell>
          <table:table-cell table:style-name="ce3" office:value-type="string" calcext:value-type="string">
            <text:p>S LR("SSN")=$P($G(^LAB(69.9,1,8,1,0)),U,5)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2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ABRH</text:p>
          </table:table-cell>
          <table:table-cell table:style-name="ce3"/>
          <table:table-cell table:style-name="ce3" office:value-type="string" calcext:value-type="string">
            <text:p>S LRABO=$P(^LRE(DA(1),0),U,5),LRRH=$P(^(0),U,6),LRID=$P(^(5,DA,0),U,4)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ABRH</text:p>
          </table:table-cell>
          <table:table-cell table:style-name="ce3"/>
          <table:table-cell table:style-name="ce3" office:value-type="string" calcext:value-type="string">
            <text:p>S LRM=$S($D(^LRE(DA(1),5,DA,10)):^(10),1:""),Z="@1" D S^LRBLDX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ABRH</text:p>
          </table:table-cell>
          <table:table-cell table:style-name="ce3"/>
          <table:table-cell table:style-name="ce3" office:value-type="string" calcext:value-type="string">
            <text:p>S O=$P(LRM,U) I O]"",O'=X S Z="65.54,10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ABRH</text:p>
          </table:table-cell>
          <table:table-cell table:style-name="ce3"/>
          <table:table-cell table:style-name="ce3" office:value-type="string" calcext:value-type="string">
            <text:p>S O=$P(LRM,U,2) I O]"",O'=X S Z="65.54,10.2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2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ABRH</text:p>
          </table:table-cell>
          <table:table-cell table:style-name="ce3"/>
          <table:table-cell table:style-name="ce3" office:value-type="string" calcext:value-type="string">
            <text:p>I LRABO]"",LRA'=LRABO W *7,!,LRA," not the ABO group on record",!,"Is present testing OK " S %=1 D YN^LRU I %=2 S ^LRE("AT",LRID,10,DA(1),DA)="",Y="@10"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2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ABRH</text:p>
          </table:table-cell>
          <table:table-cell table:style-name="ce3"/>
          <table:table-cell table:style-name="ce3" office:value-type="string" calcext:value-type="string">
            <text:p>I LRABO="",LRA]"",LRA'="ND" S W=^LRE(DA(1),0),^(0)=$P(W,U,1)_U_$P(W,U,2)_U_$P(W,U,3)_U_$P(W,U,4)_U_LRA_U_$P(W,U,6,99)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ABRH</text:p>
          </table:table-cell>
          <table:table-cell table:style-name="ce3"/>
          <table:table-cell table:style-name="ce3" office:value-type="string" calcext:value-type="string">
            <text:p>S LRM=$S($D(^LRE(DA(1),5,DA,11)):^(11),1:""),Z=0 D S^LRBLDX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ABRH</text:p>
          </table:table-cell>
          <table:table-cell table:style-name="ce3"/>
          <table:table-cell table:style-name="ce3" office:value-type="string" calcext:value-type="string">
            <text:p>S O=$P(LRM,U) I O]"",O'=X S Z="65.54,11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ABRH</text:p>
          </table:table-cell>
          <table:table-cell table:style-name="ce3"/>
          <table:table-cell table:style-name="ce3" office:value-type="string" calcext:value-type="string">
            <text:p>S O=$P(LRM,U,2) I O]"",O'=X S Z="65.54,11.2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2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ABRH</text:p>
          </table:table-cell>
          <table:table-cell table:style-name="ce3"/>
          <table:table-cell table:style-name="ce3" office:value-type="string" calcext:value-type="string">
            <text:p>I LRRH]"",LRA'=LRRH W *7,!,LRA," not the Rh type on record",!,"Is present testing OK " S %=1 D YN^LRU I %=2 S ^LRE("AT",LRID,11,DA(1),DA)="",Y="@1"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ABRH</text:p>
          </table:table-cell>
          <table:table-cell table:style-name="ce3"/>
          <table:table-cell table:style-name="ce3" office:value-type="string" calcext:value-type="string">
            <text:p>I LRRH="",LRA]"",LRA'="ND" S W=^LRE(DA(1),0),^(0)=$P(W,U,1,5)_U_LRA_U_$P(W,U,7,99)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</text:p>
          </table:table-cell>
          <table:table-cell table:style-name="ce3"/>
          <table:table-cell table:style-name="ce3" office:value-type="string" calcext:value-type="string">
            <text:p>I '$D(LRAA) S LRAA=$O(^LRO(68,"B","BLOOD BANK",0)) K:'LRAA LRAA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</text:p>
          </table:table-cell>
          <table:table-cell table:style-name="ce3"/>
          <table:table-cell table:style-name="ce3" office:value-type="string" calcext:value-type="string">
            <text:p>S LRA="",LRO=$P(^LRE(DA,0),"^")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</text:p>
          </table:table-cell>
          <table:table-cell table:style-name="ce3"/>
          <table:table-cell table:style-name="ce3" office:value-type="string" calcext:value-type="string">
            <text:p>S (LRP(0),LRP)=X,LRE=^LRE(DA,0)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</text:p>
          </table:table-cell>
          <table:table-cell table:style-name="ce3"/>
          <table:table-cell table:style-name="ce3" office:value-type="string" calcext:value-type="string">
            <text:p>I LRO'=X S O=LRO,Z="65.5,.01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</text:p>
          </table:table-cell>
          <table:table-cell table:style-name="ce3"/>
          <table:table-cell table:style-name="ce3" office:value-type="string" calcext:value-type="string">
            <text:p>S LRM=$S($D(^LRE(DA(1),5,DA,0)):^(0),1:"")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</text:p>
          </table:table-cell>
          <table:table-cell table:style-name="ce3"/>
          <table:table-cell table:style-name="ce3" office:value-type="string" calcext:value-type="string">
            <text:p>I $D(LRM) S LRDONOR=DA(1),NODE=LRM D BEG^LRBLDRR3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</text:p>
          </table:table-cell>
          <table:table-cell table:style-name="ce3"/>
          <table:table-cell table:style-name="ce3" office:value-type="string" calcext:value-type="string">
            <text:p><text:s text:c="3"/>I $D(LRM) S NODE1=$G(^LRE(DA(1),5,DA,2))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</text:p>
          </table:table-cell>
          <table:table-cell table:style-name="ce3"/>
          <table:table-cell table:style-name="ce3" office:value-type="string" calcext:value-type="string">
            <text:p><text:s text:c="3"/>S O=$P(LRM,U) I O'=X S Z="65.54,.01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</text:p>
          </table:table-cell>
          <table:table-cell table:style-name="ce3"/>
          <table:table-cell table:style-name="ce3" office:value-type="string" calcext:value-type="string">
            <text:p><text:s text:c="3"/>S O=$P(LRM,U,8) I O]"",O'=X S Z="65.54,.011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</text:p>
          </table:table-cell>
          <table:table-cell table:style-name="ce3"/>
          <table:table-cell table:style-name="ce3" office:value-type="string" calcext:value-type="string">
            <text:p><text:s text:c="3"/>S O=$P(LRM,U,6) I O]"",O'=X S Z="65.54,.02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</text:p>
          </table:table-cell>
          <table:table-cell table:style-name="ce3"/>
          <table:table-cell table:style-name="ce3" office:value-type="string" calcext:value-type="string">
            <text:p><text:s text:c="3"/>S O=$P(LRM,U,7) I O]"",O'=X S Z="65.54,.03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</text:p>
          </table:table-cell>
          <table:table-cell table:style-name="ce3"/>
          <table:table-cell table:style-name="ce3" office:value-type="string" calcext:value-type="string">
            <text:p><text:s text:c="3"/>S O=$P(LRM,U,2) I O]"",O'=X S Z="65.54,1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</text:p>
          </table:table-cell>
          <table:table-cell table:style-name="ce3"/>
          <table:table-cell table:style-name="ce3" office:value-type="string" calcext:value-type="string">
            <text:p><text:s text:c="3"/>S O=$P(LRM,U,11) I O]"",O'=X S Z="65.54,1.1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</text:p>
          </table:table-cell>
          <table:table-cell table:style-name="ce3"/>
          <table:table-cell table:style-name="ce3" office:value-type="string" calcext:value-type="string">
            <text:p><text:s text:c="3"/>S O=$P(LRM,U,12) I O]"",O'=X S Z="65.54,1.2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2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</text:p>
          </table:table-cell>
          <table:table-cell table:style-name="ce3"/>
          <table:table-cell table:style-name="ce3" office:value-type="string" calcext:value-type="string">
            <text:p><text:s text:c="3"/>I LRT="A",'$P(^LRE(DA(1),5,DA,0),U,12) S LR("AUT")=0 W $C(7),!!,"Autologous donation and RESTRICTED FOR: field not entered.",!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</text:p>
          </table:table-cell>
          <table:table-cell table:style-name="ce3"/>
          <table:table-cell table:style-name="ce3" office:value-type="string" calcext:value-type="string">
            <text:p><text:s text:c="3"/>S O=$P(LRM,U,5) I O]"",O'=X S Z="65.54,5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</text:p>
          </table:table-cell>
          <table:table-cell table:style-name="ce3"/>
          <table:table-cell table:style-name="ce3" office:value-type="string" calcext:value-type="string">
            <text:p><text:s text:c="3"/>S O=$P(LRM,U,9) I O]"",O'=X S Z="65.54,6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</text:p>
          </table:table-cell>
          <table:table-cell table:style-name="ce3"/>
          <table:table-cell table:style-name="ce3" office:value-type="string" calcext:value-type="string">
            <text:p><text:s text:c="3"/>S O=$P(LRM,U,3) I O]"",O'=X S Z="65.54,3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</text:p>
          </table:table-cell>
          <table:table-cell table:style-name="ce3"/>
          <table:table-cell table:style-name="ce3" office:value-type="string" calcext:value-type="string">
            <text:p><text:s text:c="3"/>S O=$P(LRM,U,4) I O]"",O'=X S Z="65.54,4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</text:p>
          </table:table-cell>
          <table:table-cell table:style-name="ce3"/>
          <table:table-cell table:style-name="ce3" office:value-type="string" calcext:value-type="string">
            <text:p><text:s text:c="3"/>S LRM=$S($D(^LRE(DA(1),5,DA,2)):^(2),1:"")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</text:p>
          </table:table-cell>
          <table:table-cell table:style-name="ce3"/>
          <table:table-cell table:style-name="ce3" office:value-type="string" calcext:value-type="string">
            <text:p><text:s text:c="3"/>S O=$P(LRM,U) I O]"",O'=X S Z="65.54,4.1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</text:p>
          </table:table-cell>
          <table:table-cell table:style-name="ce3"/>
          <table:table-cell table:style-name="ce3" office:value-type="string" calcext:value-type="string">
            <text:p><text:s text:c="3"/>I X S B=$P(^DD(65.54,4.1,0),U,3) D F^LRBLU S LRX(1)=X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</text:p>
          </table:table-cell>
          <table:table-cell table:style-name="ce3"/>
          <table:table-cell table:style-name="ce3" office:value-type="string" calcext:value-type="string">
            <text:p><text:s text:c="3"/>S O=$P(LRM,U,9) I O]"",O'=X S Z="65.54,4.11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</text:p>
          </table:table-cell>
          <table:table-cell table:style-name="ce3"/>
          <table:table-cell table:style-name="ce3" office:value-type="string" calcext:value-type="string">
            <text:p><text:s text:c="3"/>I X S B=$P(^DD(65.54,4.11,0),U,3) D F^LRBLU S LRX(2)=X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</text:p>
          </table:table-cell>
          <table:table-cell table:style-name="ce3"/>
          <table:table-cell table:style-name="ce3" office:value-type="string" calcext:value-type="string">
            <text:p><text:s text:c="3"/>S O=$P(LRM,U,10) I O]"",O'=X S Z="65.54,4.15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</text:p>
          </table:table-cell>
          <table:table-cell table:style-name="ce3"/>
          <table:table-cell table:style-name="ce3" office:value-type="string" calcext:value-type="string">
            <text:p><text:s text:c="3"/>S O=$P(LRM,U,2),LRT=X I O]"",O'=X S Z="65.54,4.2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</text:p>
          </table:table-cell>
          <table:table-cell table:style-name="ce3"/>
          <table:table-cell table:style-name="ce3" office:value-type="string" calcext:value-type="string">
            <text:p><text:s text:c="3"/>S O=$P(LRM,U,3) I O]"",O'=X S Z="65.54,4.3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</text:p>
          </table:table-cell>
          <table:table-cell table:style-name="ce3"/>
          <table:table-cell table:style-name="ce3" office:value-type="string" calcext:value-type="string">
            <text:p><text:s text:c="3"/>S O=$P(LRM,U,5) I O]"",O'=X S Z="65.54,4.5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</text:p>
          </table:table-cell>
          <table:table-cell table:style-name="ce3"/>
          <table:table-cell table:style-name="ce3" office:value-type="string" calcext:value-type="string">
            <text:p><text:s text:c="3"/>S O=$P(LRM,U,6) I O]"",O'=X S Z="65.54,4.6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</text:p>
          </table:table-cell>
          <table:table-cell table:style-name="ce3"/>
          <table:table-cell table:style-name="ce3" office:value-type="string" calcext:value-type="string">
            <text:p><text:s text:c="3"/>S O=$P(LRM,U,7) I O]"",O'=X S Z="65.54,4.7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</text:p>
          </table:table-cell>
          <table:table-cell table:style-name="ce3"/>
          <table:table-cell table:style-name="ce3" office:value-type="string" calcext:value-type="string">
            <text:p><text:s text:c="3"/>S O=$P(LRM,U,8) I O]"",O'=X S Z="65.54,4.8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NEWM</text:p>
          </table:table-cell>
          <table:table-cell table:style-name="ce3"/>
          <table:table-cell table:style-name="ce3" office:value-type="string" calcext:value-type="string">
            <text:p>S LR("SSN")=$P($G(^LAB(69.9,1,8,1,0)),U,5)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N</text:p>
          </table:table-cell>
          <table:table-cell table:style-name="ce3"/>
          <table:table-cell table:style-name="ce3" office:value-type="string" calcext:value-type="string">
            <text:p><text:s text:c="3"/>S LRM=$S($D(^LRE(DA(1),5,DA,0)):^(0),1:"")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N</text:p>
          </table:table-cell>
          <table:table-cell table:style-name="ce3"/>
          <table:table-cell table:style-name="ce3" office:value-type="string" calcext:value-type="string">
            <text:p><text:s text:c="3"/>S O=$P(LRM,U) I O'=X S Z="65.54,.01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N</text:p>
          </table:table-cell>
          <table:table-cell table:style-name="ce3"/>
          <table:table-cell table:style-name="ce3" office:value-type="string" calcext:value-type="string">
            <text:p><text:s text:c="3"/>S O=$P(LRM,U,8) I O]"",O'=X S Z="65.54,.011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N</text:p>
          </table:table-cell>
          <table:table-cell table:style-name="ce3"/>
          <table:table-cell table:style-name="ce3" office:value-type="string" calcext:value-type="string">
            <text:p><text:s text:c="3"/>S O=$P(LRM,U,5) I O]"",O'=X S Z="65.54,5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N</text:p>
          </table:table-cell>
          <table:table-cell table:style-name="ce3"/>
          <table:table-cell table:style-name="ce3" office:value-type="string" calcext:value-type="string">
            <text:p><text:s text:c="3"/>S O=$P(LRM,U,9) I O]"",O'=X S Z="65.54,6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N</text:p>
          </table:table-cell>
          <table:table-cell table:style-name="ce3"/>
          <table:table-cell table:style-name="ce3" office:value-type="string" calcext:value-type="string">
            <text:p><text:s text:c="3"/>S O=$P(LRM,U,3) I O]"",O'=X S Z="65.54,3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N</text:p>
          </table:table-cell>
          <table:table-cell table:style-name="ce3"/>
          <table:table-cell table:style-name="ce3" office:value-type="string" calcext:value-type="string">
            <text:p><text:s text:c="3"/>S O=$P(LRM,U,4) I O]"",O'=X S Z="65.54,4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N</text:p>
          </table:table-cell>
          <table:table-cell table:style-name="ce3"/>
          <table:table-cell table:style-name="ce3" office:value-type="string" calcext:value-type="string">
            <text:p><text:s text:c="3"/>S LRM=$S($D(^LRE(DA(1),5,DA,2)):^(2),1:"")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N</text:p>
          </table:table-cell>
          <table:table-cell table:style-name="ce3"/>
          <table:table-cell table:style-name="ce3" office:value-type="string" calcext:value-type="string">
            <text:p><text:s text:c="3"/>S O=$P(LRM,U) I O]"",O'=X S Z="65.54,4.1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N</text:p>
          </table:table-cell>
          <table:table-cell table:style-name="ce3"/>
          <table:table-cell table:style-name="ce3" office:value-type="string" calcext:value-type="string">
            <text:p><text:s text:c="3"/>I X S B=$P(^DD(65.54,4.1,0),U,3) D F^LRBLU S LRX(1)=X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N</text:p>
          </table:table-cell>
          <table:table-cell table:style-name="ce3"/>
          <table:table-cell table:style-name="ce3" office:value-type="string" calcext:value-type="string">
            <text:p><text:s text:c="2"/>S O=$P(LRM,U,9) I O]"",O'=X S Z="65.54,4.11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N</text:p>
          </table:table-cell>
          <table:table-cell table:style-name="ce3"/>
          <table:table-cell table:style-name="ce3" office:value-type="string" calcext:value-type="string">
            <text:p><text:s text:c="3"/>I X S B=$P(^DD(65.54,4.11,0),U,3) D F^LRBLU S LRX(2)=X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N</text:p>
          </table:table-cell>
          <table:table-cell table:style-name="ce3"/>
          <table:table-cell table:style-name="ce3" office:value-type="string" calcext:value-type="string">
            <text:p><text:s text:c="3"/>S O=$P(LRM,U,10) I O]"",O'=X S Z="65.54,4.15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N</text:p>
          </table:table-cell>
          <table:table-cell table:style-name="ce3"/>
          <table:table-cell table:style-name="ce3" office:value-type="string" calcext:value-type="string">
            <text:p><text:s text:c="3"/>S O=$P(LRM,U,2),LRT=X I O]"",O'=X S Z="65.54,4.2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N</text:p>
          </table:table-cell>
          <table:table-cell table:style-name="ce3"/>
          <table:table-cell table:style-name="ce3" office:value-type="string" calcext:value-type="string">
            <text:p><text:s text:c="3"/>S O=$P(LRM,U,3) I O]"",O'=X S Z="65.54,4.3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N</text:p>
          </table:table-cell>
          <table:table-cell table:style-name="ce3"/>
          <table:table-cell table:style-name="ce3" office:value-type="string" calcext:value-type="string">
            <text:p><text:s text:c="3"/>S O=$P(LRM,U,5) I O]"",O'=X S Z="65.54,4.5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N</text:p>
          </table:table-cell>
          <table:table-cell table:style-name="ce3"/>
          <table:table-cell table:style-name="ce3" office:value-type="string" calcext:value-type="string">
            <text:p><text:s text:c="3"/>S O=$P(LRM,U,6) I O]"",O'=X S Z="65.54,4.6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N</text:p>
          </table:table-cell>
          <table:table-cell table:style-name="ce3"/>
          <table:table-cell table:style-name="ce3" office:value-type="string" calcext:value-type="string">
            <text:p><text:s text:c="3"/>S O=$P(LRM,U,7) I O]"",O'=X S Z="65.54,4.7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CPN</text:p>
          </table:table-cell>
          <table:table-cell table:style-name="ce3"/>
          <table:table-cell table:style-name="ce3" office:value-type="string" calcext:value-type="string">
            <text:p><text:s text:c="3"/>S O=$P(LRM,U,8) I O]"",O'=X S Z="65.54,4.8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T</text:p>
          </table:table-cell>
          <table:table-cell table:style-name="ce3"/>
          <table:table-cell table:style-name="ce3" office:value-type="string" calcext:value-type="string">
            <text:p><text:s text:c="3"/>S LRM=$S($D(^LRE(DA(1),5,DA,12)):^(12),1:""),Z="@13" D S^LRBLDT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T</text:p>
          </table:table-cell>
          <table:table-cell table:style-name="ce3"/>
          <table:table-cell table:style-name="ce3" office:value-type="string" calcext:value-type="string">
            <text:p><text:s text:c="3"/>S O=$P(LRM,U) I O]"",O'=X S Z="65.54,12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T</text:p>
          </table:table-cell>
          <table:table-cell table:style-name="ce3"/>
          <table:table-cell table:style-name="ce3" office:value-type="string" calcext:value-type="string">
            <text:p><text:s text:c="3"/>S O=$P(LRM,U,2) I O]"",O'=X S Z="65.54,12.2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T</text:p>
          </table:table-cell>
          <table:table-cell table:style-name="ce3"/>
          <table:table-cell table:style-name="ce3" office:value-type="string" calcext:value-type="string">
            <text:p><text:s text:c="3"/>I X]"" S A=12 D R^LRBLDT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T</text:p>
          </table:table-cell>
          <table:table-cell table:style-name="ce3"/>
          <table:table-cell table:style-name="ce3" office:value-type="string" calcext:value-type="string">
            <text:p><text:s text:c="3"/>S LRM=$S($D(^LRE(DA(1),5,DA,13)):^(13),1:""),Z="@14" D S^LRBLDT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T</text:p>
          </table:table-cell>
          <table:table-cell table:style-name="ce3"/>
          <table:table-cell table:style-name="ce3" office:value-type="string" calcext:value-type="string">
            <text:p><text:s text:c="3"/>S O=$P(LRM,U) I O]"",O'=X S Z="65.54,13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T</text:p>
          </table:table-cell>
          <table:table-cell table:style-name="ce3"/>
          <table:table-cell table:style-name="ce3" office:value-type="string" calcext:value-type="string">
            <text:p><text:s text:c="3"/>S O=$P(LRM,U,2) I O]"",O'=X S Z="65.54,13.2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T</text:p>
          </table:table-cell>
          <table:table-cell table:style-name="ce3"/>
          <table:table-cell table:style-name="ce3" office:value-type="string" calcext:value-type="string">
            <text:p><text:s text:c="3"/>I X]"" S A=13 D R^LRBLDT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T</text:p>
          </table:table-cell>
          <table:table-cell table:style-name="ce3"/>
          <table:table-cell table:style-name="ce3" office:value-type="string" calcext:value-type="string">
            <text:p><text:s text:c="3"/>S LRM=$S($D(^LRE(DA(1),5,DA,14)):^(14),1:""),Z="@15" D S^LRBLDT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T</text:p>
          </table:table-cell>
          <table:table-cell table:style-name="ce3"/>
          <table:table-cell table:style-name="ce3" office:value-type="string" calcext:value-type="string">
            <text:p><text:s text:c="3"/>S O=$P(LRM,U) I O]"",O'=X S Z="65.54,14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T</text:p>
          </table:table-cell>
          <table:table-cell table:style-name="ce3"/>
          <table:table-cell table:style-name="ce3" office:value-type="string" calcext:value-type="string">
            <text:p><text:s text:c="3"/>S O=$P(LRM,U,2) I O]"",O'=X S Z="65.54,14.2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T</text:p>
          </table:table-cell>
          <table:table-cell table:style-name="ce3"/>
          <table:table-cell table:style-name="ce3" office:value-type="string" calcext:value-type="string">
            <text:p><text:s text:c="3"/>I X]"" S A=14 D R^LRBLDT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T</text:p>
          </table:table-cell>
          <table:table-cell table:style-name="ce3"/>
          <table:table-cell table:style-name="ce3" office:value-type="string" calcext:value-type="string">
            <text:p><text:s text:c="3"/>S LRM=$S($D(^LRE(DA(1),5,DA,15)):^(15),1:""),Z="@16" D S^LRBLDT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T</text:p>
          </table:table-cell>
          <table:table-cell table:style-name="ce3"/>
          <table:table-cell table:style-name="ce3" office:value-type="string" calcext:value-type="string">
            <text:p><text:s text:c="3"/>I X]"" S LR(65.54,15)=X K ^LRE("AT",LRQ(1),15,LRQ,LRI)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T</text:p>
          </table:table-cell>
          <table:table-cell table:style-name="ce3"/>
          <table:table-cell table:style-name="ce3" office:value-type="string" calcext:value-type="string">
            <text:p><text:s text:c="3"/>S O=$P(LRM,U) I O]"",O'=X S Z="65.54,15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T</text:p>
          </table:table-cell>
          <table:table-cell table:style-name="ce3"/>
          <table:table-cell table:style-name="ce3" office:value-type="string" calcext:value-type="string">
            <text:p><text:s text:c="3"/>S O=$P(LRM,U,2) I O]"",O'=X S Z="65.54,15.2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T</text:p>
          </table:table-cell>
          <table:table-cell table:style-name="ce3"/>
          <table:table-cell table:style-name="ce3" office:value-type="string" calcext:value-type="string">
            <text:p><text:s text:c="3"/>I X]"" S A=15 D R^LRBLDT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T</text:p>
          </table:table-cell>
          <table:table-cell table:style-name="ce3"/>
          <table:table-cell table:style-name="ce3" office:value-type="string" calcext:value-type="string">
            <text:p><text:s text:c="3"/>S LRM=$S($D(^LRE(DA(1),5,DA,16)):^(16),1:""),Z="@17" D S^LRBLDT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T</text:p>
          </table:table-cell>
          <table:table-cell table:style-name="ce3"/>
          <table:table-cell table:style-name="ce3" office:value-type="string" calcext:value-type="string">
            <text:p><text:s text:c="3"/>S O=$P(LRM,U) I O]"",O'=X S Z="65.54,16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T</text:p>
          </table:table-cell>
          <table:table-cell table:style-name="ce3"/>
          <table:table-cell table:style-name="ce3" office:value-type="string" calcext:value-type="string">
            <text:p><text:s text:c="3"/>S O=$P(LRM,U,2) I O]"",O'=X S Z="65.54,16.2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T</text:p>
          </table:table-cell>
          <table:table-cell table:style-name="ce3"/>
          <table:table-cell table:style-name="ce3" office:value-type="string" calcext:value-type="string">
            <text:p><text:s text:c="3"/>I X]"" S A=16 D R^LRBLDT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T</text:p>
          </table:table-cell>
          <table:table-cell table:style-name="ce3"/>
          <table:table-cell table:style-name="ce3" office:value-type="string" calcext:value-type="string">
            <text:p><text:s text:c="3"/>S LRM=$S($D(^LRE(DA(1),5,DA,17)):^(17),1:""),Z="@18" D S^LRBLDT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T</text:p>
          </table:table-cell>
          <table:table-cell table:style-name="ce3"/>
          <table:table-cell table:style-name="ce3" office:value-type="string" calcext:value-type="string">
            <text:p><text:s text:c="3"/>S O=$P(LRM,U) I O]"",O'=X S Z="65.54,17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T</text:p>
          </table:table-cell>
          <table:table-cell table:style-name="ce3"/>
          <table:table-cell table:style-name="ce3" office:value-type="string" calcext:value-type="string">
            <text:p><text:s text:c="3"/>S O=$P(LRM,U,2) I O]"",O'=X S Z="65.54,17.2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T</text:p>
          </table:table-cell>
          <table:table-cell table:style-name="ce3"/>
          <table:table-cell table:style-name="ce3" office:value-type="string" calcext:value-type="string">
            <text:p><text:s text:c="3"/>I X]"" S A=17 D R^LRBLDT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T</text:p>
          </table:table-cell>
          <table:table-cell table:style-name="ce3"/>
          <table:table-cell table:style-name="ce3" office:value-type="string" calcext:value-type="string">
            <text:p><text:s text:c="3"/>S LRM=$S($D(^LRE(DA(1),5,DA,18)):^(18),1:""),Z=0 D S^LRBLDT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T</text:p>
          </table:table-cell>
          <table:table-cell table:style-name="ce3"/>
          <table:table-cell table:style-name="ce3" office:value-type="string" calcext:value-type="string">
            <text:p><text:s text:c="3"/>S O=$P(LRM,U) I O]"",O'=X S Z="65.54,18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T</text:p>
          </table:table-cell>
          <table:table-cell table:style-name="ce3"/>
          <table:table-cell table:style-name="ce3" office:value-type="string" calcext:value-type="string">
            <text:p><text:s text:c="3"/>S O=$P(LRM,U,2) I O]"",O'=X S Z="65.54,18.2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T</text:p>
          </table:table-cell>
          <table:table-cell table:style-name="ce3"/>
          <table:table-cell table:style-name="ce3" office:value-type="string" calcext:value-type="string">
            <text:p><text:s text:c="3"/>I X]"" S A=18 D R^LRBLDT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T</text:p>
          </table:table-cell>
          <table:table-cell table:style-name="ce3"/>
          <table:table-cell table:style-name="ce3" office:value-type="string" calcext:value-type="string">
            <text:p><text:s text:c="3"/>S LRM=$S($D(^LRE(DA(1),5,DA,19)):^(19),1:""),Z=0 D S^LRBLDT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T</text:p>
          </table:table-cell>
          <table:table-cell table:style-name="ce3"/>
          <table:table-cell table:style-name="ce3" office:value-type="string" calcext:value-type="string">
            <text:p><text:s text:c="3"/>S O=$P(LRM,U) I O]"",O'=X S Z="65.54,19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T</text:p>
          </table:table-cell>
          <table:table-cell table:style-name="ce3"/>
          <table:table-cell table:style-name="ce3" office:value-type="string" calcext:value-type="string">
            <text:p><text:s text:c="3"/>S O=$P(LRM,U,2) I O]"",O'=X S Z="65.54,19.2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T</text:p>
          </table:table-cell>
          <table:table-cell table:style-name="ce3"/>
          <table:table-cell table:style-name="ce3" office:value-type="string" calcext:value-type="string">
            <text:p><text:s text:c="3"/>I X]"" S A=19 D R^LRBLDT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T</text:p>
          </table:table-cell>
          <table:table-cell table:style-name="ce3"/>
          <table:table-cell table:style-name="ce3" office:value-type="string" calcext:value-type="string">
            <text:p><text:s text:c="3"/>S LRM=$S($D(^LRE(DA(1),5,DA,20)):^(20),1:""),Z=0 D S^LRBLDT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T</text:p>
          </table:table-cell>
          <table:table-cell table:style-name="ce3"/>
          <table:table-cell table:style-name="ce3" office:value-type="string" calcext:value-type="string">
            <text:p><text:s text:c="3"/>S O=$P(LRM,U) I O]"",O'=X S Z="65.54,20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T</text:p>
          </table:table-cell>
          <table:table-cell table:style-name="ce3"/>
          <table:table-cell table:style-name="ce3" office:value-type="string" calcext:value-type="string">
            <text:p><text:s text:c="3"/>S O=$P(LRM,U,2) I O]"",O'=X S Z="65.54,20.2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T</text:p>
          </table:table-cell>
          <table:table-cell table:style-name="ce3"/>
          <table:table-cell table:style-name="ce3" office:value-type="string" calcext:value-type="string">
            <text:p><text:s text:c="3"/>I X]"" S A=20 D R^LRBLDT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UC</text:p>
          </table:table-cell>
          <table:table-cell table:style-name="ce3"/>
          <table:table-cell table:style-name="ce3" office:value-type="string" calcext:value-type="string">
            <text:p><text:s text:c="3"/>S LRM=$S($D(^LRE(DA(1),5,DA,10)):^(10),1:""),Z="@1" D S^LRBLDUC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UC</text:p>
          </table:table-cell>
          <table:table-cell table:style-name="ce3"/>
          <table:table-cell table:style-name="ce3" office:value-type="string" calcext:value-type="string">
            <text:p><text:s text:c="3"/>S O=$P(LRM,U,4),LRX=X I O]"",O'=X S Z="65.54,10.4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UC</text:p>
          </table:table-cell>
          <table:table-cell table:style-name="ce3"/>
          <table:table-cell table:style-name="ce3" office:value-type="string" calcext:value-type="string">
            <text:p><text:s text:c="3"/>S O=$P(LRM,U,5) I O]"",O'=X S Z="65.54,10.5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UC</text:p>
          </table:table-cell>
          <table:table-cell table:style-name="ce3"/>
          <table:table-cell table:style-name="ce3" office:value-type="string" calcext:value-type="string">
            <text:p><text:s text:c="3"/>S LRM=$S($D(^LRE(DA(1),5,DA,11)):^(11),1:""),Z=0 D S^LRBLDUC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UC</text:p>
          </table:table-cell>
          <table:table-cell table:style-name="ce3"/>
          <table:table-cell table:style-name="ce3" office:value-type="string" calcext:value-type="string">
            <text:p><text:s text:c="3"/>S O=$P(LRM,U,4),LRX=X I O]"",O'=X S Z="65.54,11.4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3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UC</text:p>
          </table:table-cell>
          <table:table-cell table:style-name="ce3"/>
          <table:table-cell table:style-name="ce3" office:value-type="string" calcext:value-type="string">
            <text:p><text:s text:c="3"/>S O=$P(LRM,U,5) I O]"",O'=X S Z="65.54,11.5" D EN^LRUD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>
          <table:table-cell table:style-name="ce3" office:value-type="float" office:value="65.5" calcext:value-type="float">
            <text:p>65.5</text:p>
          </table:table-cell>
          <table:table-cell table:style-name="ce3" office:value-type="string" calcext:value-type="string">
            <text:p>LRBLDOLD</text:p>
          </table:table-cell>
          <table:table-cell table:style-name="ce3"/>
          <table:table-cell table:style-name="ce3" office:value-type="string" calcext:value-type="string">
            <text:p>S LR("SSN")=$P($G(^LAB(69.9,1,8,1,0)),U,5)</text:p>
          </table:table-cell>
          <table:table-cell table:content-validation-name="val1" table:number-columns-repeated="4"/>
          <table:table-cell table:number-columns-repeated="1016"/>
        </table:table-row>
        <table:table-row table:style-name="ro1" table:number-rows-repeated="60">
          <table:table-cell table:style-name="ce5" table:number-columns-repeated="3"/>
          <table:table-cell table:number-columns-repeated="1021"/>
        </table:table-row>
        <table:table-row table:style-name="ro1" table:number-rows-repeated="104821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Input Templates'.$A$1" table:cell-range-address="$'Input Templates'.$A$1:.$I$1"/>
        </table:named-expressions>
      </table:table>
      <table:named-expressions/>
      <table:database-ranges>
        <table:database-range table:name="__Anonymous_Sheet_DB__0" table:target-range-address="'Input Templates'.A1:'Input Templates'.I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SimSun" style:font-family-asian="SimSun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put_20_Templates" style:display-name="PageStyle_Input Templa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put Templates</dc:title>
    <meta:initial-creator>Acord, Arlis L</meta:initial-creator>
    <dc:creator>Randy Rossnan</dc:creator>
    <meta:creation-date>2015-07-16T14:45:32</meta:creation-date>
    <dc:date>2015-08-13T12:10:11</dc:date>
    <meta:generator>LibreOffice/5.0.4.2$MacOSX_X86_64 LibreOffice_project/2b9802c1994aa0b7dc6079e128979269cf95bc78</meta:generator>
    <meta:document-statistic meta:table-count="1" meta:cell-count="938" meta:object-count="0"/>
    <meta:user-defined meta:name="AppVersion">15.0300</meta:user-defined>
    <meta:user-defined meta:name="Company">General Dynamics Information Technology</meta:user-defined>
    <meta:user-defined meta:name="ContentTypeId">0x0101008DE15B626BC2C4498A244DAD5C00E27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dlc_DocIdItemGuid" meta:value-type="string">f9c039ee-d946-40a3-bf73-aa9ed2045a26</meta:user-defined>
  </office:meta>
</office:document-meta>
</file>